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column table:style-name="co2" table:default-cell-style-name="ce3"/>
        <table:table-row table:style-name="ro1">
          <table:table-cell table:number-columns-repeated="7" office:value-type="string" calcext:value-type="string">
            <text:p>Number of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<text:s/>white pieces</text:p>
          </table:table-cell>
          <table:table-cell office:value-type="string" calcext:value-type="string">
            <text:p><text:s/>black pieces</text:p>
          </table:table-cell>
          <table:table-cell office:value-type="string" calcext:value-type="string">
            <text:p><text:s/>white pawns</text:p>
          </table:table-cell>
          <table:table-cell office:value-type="string" calcext:value-type="string">
            <text:p><text:s/>black pawns</text:p>
          </table:table-cell>
          <table:table-cell office:value-type="string" calcext:value-type="string">
            <text:p>pawn classes</text:p>
          </table:table-cell>
          <table:table-cell office:value-type="string" calcext:value-type="string">
            <text:p>pawn arrangemen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table:formula="of:=SUM([.B4:.E4])" office:value-type="float" office:value="32" calcext:value-type="float">
            <text:p>3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62890625" calcext:value-type="float">
            <text:p>2,56E+09</text:p>
          </table:table-cell>
        </table:table-row>
        <table:table-row table:style-name="ro1">
          <table:table-cell table:style-name="ce2" table:formula="of:=SUM([.B5:.E5])" office:value-type="float" office:value="31" calcext:value-type="float">
            <text:p>3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2553437500" calcext:value-type="float">
            <text:p>2,26E+10</text:p>
          </table:table-cell>
        </table:table-row>
        <table:table-row table:style-name="ro1">
          <table:table-cell table:style-name="ce2" table:formula="of:=SUM([.B6:.E6])"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0835390625" calcext:value-type="float">
            <text:p>4,08E+10</text:p>
          </table:table-cell>
        </table:table-row>
        <table:table-row table:style-name="ro1">
          <table:table-cell table:style-name="ce2" table:formula="of:=SUM([.B7:.E7])" office:value-type="float" office:value="30" calcext:value-type="float">
            <text:p>3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77843531250" calcext:value-type="float">
            <text:p>7,78E+10</text:p>
          </table:table-cell>
        </table:table-row>
        <table:table-row table:style-name="ro1">
          <table:table-cell table:style-name="ce2" table:formula="of:=SUM([.B8:.E8])"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8" calcext:value-type="float">
            <text:p>378</text:p>
          </table:table-cell>
          <table:table-cell office:value-type="float" office:value="146870718750" calcext:value-type="float">
            <text:p>1,47E+11</text:p>
          </table:table-cell>
        </table:table-row>
        <table:table-row table:style-name="ro1">
          <table:table-cell table:style-name="ce2" table:formula="of:=SUM([.B9:.E9]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</text:p>
          </table:table-cell>
          <table:table-cell office:value-type="float" office:value="307364625000" calcext:value-type="float">
            <text:p>3,07E+11</text:p>
          </table:table-cell>
        </table:table-row>
        <table:table-row table:style-name="ro1">
          <table:table-cell table:style-name="ce2" table:formula="of:=SUM([.B10:.E10]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office:value-type="float" office:value="300439125000" calcext:value-type="float">
            <text:p>3,00E+11</text:p>
          </table:table-cell>
        </table:table-row>
        <table:table-row table:style-name="ro1">
          <table:table-cell table:style-name="ce2" table:formula="of:=SUM([.B11:.E11]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327229875000" calcext:value-type="float">
            <text:p>3,27E+11</text:p>
          </table:table-cell>
        </table:table-row>
        <table:table-row table:style-name="ro1">
          <table:table-cell table:style-name="ce2" table:formula="of:=SUM([.B12:.E12])"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7" calcext:value-type="float">
            <text:p>777</text:p>
          </table:table-cell>
          <table:table-cell office:value-type="float" office:value="581662265625" calcext:value-type="float">
            <text:p>5,82E+11</text:p>
          </table:table-cell>
        </table:table-row>
        <table:table-row table:style-name="ro1">
          <table:table-cell table:style-name="ce2" table:formula="of:=SUM([.B13:.E13])" office:value-type="float" office:value="29" calcext:value-type="float">
            <text:p>2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52" calcext:value-type="float">
            <text:p>952</text:p>
          </table:table-cell>
          <table:table-cell office:value-type="float" office:value="135484650000" calcext:value-type="float">
            <text:p>1,35E+11</text:p>
          </table:table-cell>
        </table:table-row>
        <table:table-row table:style-name="ro1">
          <table:table-cell table:style-name="ce2" table:formula="of:=SUM([.B14:.E14])"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84" calcext:value-type="float">
            <text:p>2584</text:p>
          </table:table-cell>
          <table:table-cell office:value-type="float" office:value="358203262500" calcext:value-type="float">
            <text:p>3,58E+11</text:p>
          </table:table-cell>
        </table:table-row>
        <table:table-row table:style-name="ro1">
          <table:table-cell table:style-name="ce2" table:formula="of:=SUM([.B15:.E15]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848" calcext:value-type="float">
            <text:p>3848</text:p>
          </table:table-cell>
          <table:table-cell office:value-type="float" office:value="884709843750" calcext:value-type="float">
            <text:p>8,85E+11</text:p>
          </table:table-cell>
        </table:table-row>
        <table:table-row table:style-name="ro1">
          <table:table-cell table:style-name="ce2" table:formula="of:=SUM([.B16:.E16]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7484" calcext:value-type="float">
            <text:p>7484</text:p>
          </table:table-cell>
          <table:table-cell office:value-type="float" office:value="1604825156250" calcext:value-type="float">
            <text:p>1,60E+12</text:p>
          </table:table-cell>
        </table:table-row>
        <table:table-row table:style-name="ro1">
          <table:table-cell table:style-name="ce2" table:formula="of:=SUM([.B17:.E17]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4956562500" calcext:value-type="float">
            <text:p>8,45E+11</text:p>
          </table:table-cell>
        </table:table-row>
        <table:table-row table:style-name="ro1">
          <table:table-cell table:style-name="ce2" table:formula="of:=SUM([.B18:.E18]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236" calcext:value-type="float">
            <text:p>5236</text:p>
          </table:table-cell>
          <table:table-cell office:value-type="float" office:value="2060974125000" calcext:value-type="float">
            <text:p>2,06E+12</text:p>
          </table:table-cell>
        </table:table-row>
        <table:table-row table:style-name="ro1">
          <table:table-cell table:style-name="ce2" table:formula="of:=SUM([.B19:.E19]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566" calcext:value-type="float">
            <text:p>5566</text:p>
          </table:table-cell>
          <table:table-cell office:value-type="float" office:value="1980617062500" calcext:value-type="float">
            <text:p>1,98E+12</text:p>
          </table:table-cell>
        </table:table-row>
        <table:table-row table:style-name="ro1">
          <table:table-cell table:style-name="ce2" table:formula="of:=SUM([.B20:.E20]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1673024625000" calcext:value-type="float">
            <text:p>1,67E+12</text:p>
          </table:table-cell>
        </table:table-row>
        <table:table-row table:style-name="ro1">
          <table:table-cell table:style-name="ce2" table:formula="of:=SUM([.B21:.E21])"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618" calcext:value-type="float">
            <text:p>11618</text:p>
          </table:table-cell>
          <table:table-cell office:value-type="float" office:value="3539474212500" calcext:value-type="float">
            <text:p>3,54E+12</text:p>
          </table:table-cell>
        </table:table-row>
        <table:table-row table:style-name="ro1">
          <table:table-cell table:style-name="ce2" table:formula="of:=SUM([.B22:.E22])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604" calcext:value-type="float">
            <text:p>8604</text:p>
          </table:table-cell>
          <table:table-cell office:value-type="float" office:value="4154769450000" calcext:value-type="float">
            <text:p>4,15E+12</text:p>
          </table:table-cell>
        </table:table-row>
        <table:table-row table:style-name="ro1">
          <table:table-cell table:style-name="ce2" table:formula="of:=SUM([.B23:.E23])" office:value-type="float" office:value="28" calcext:value-type="float">
            <text:p>2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82" calcext:value-type="float">
            <text:p>2682</text:p>
          </table:table-cell>
          <table:table-cell office:value-type="float" office:value="128316757500" calcext:value-type="float">
            <text:p>1,28E+11</text:p>
          </table:table-cell>
        </table:table-row>
        <table:table-row table:style-name="ro1">
          <table:table-cell table:style-name="ce2" table:formula="of:=SUM([.B24:.E24])"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170" calcext:value-type="float">
            <text:p>9170</text:p>
          </table:table-cell>
          <table:table-cell office:value-type="float" office:value="420072581250" calcext:value-type="float">
            <text:p>4,20E+11</text:p>
          </table:table-cell>
        </table:table-row>
        <table:table-row table:style-name="ro1">
          <table:table-cell table:style-name="ce2" table:formula="of:=SUM([.B25:.E25])"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042" calcext:value-type="float">
            <text:p>13042</text:p>
          </table:table-cell>
          <table:table-cell office:value-type="float" office:value="589442973750" calcext:value-type="float">
            <text:p>5,89E+11</text:p>
          </table:table-cell>
        </table:table-row>
        <table:table-row table:style-name="ro1">
          <table:table-cell table:style-name="ce2" table:formula="of:=SUM([.B26:.E26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818" calcext:value-type="float">
            <text:p>14818</text:p>
          </table:table-cell>
          <table:table-cell office:value-type="float" office:value="1244649037500" calcext:value-type="float">
            <text:p>1,24E+12</text:p>
          </table:table-cell>
        </table:table-row>
        <table:table-row table:style-name="ro1">
          <table:table-cell table:style-name="ce2" table:formula="of:=SUM([.B27:.E27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952" calcext:value-type="float">
            <text:p>39952</text:p>
          </table:table-cell>
          <table:table-cell office:value-type="float" office:value="3087896377500" calcext:value-type="float">
            <text:p>3,09E+12</text:p>
          </table:table-cell>
        </table:table-row>
        <table:table-row table:style-name="ro1">
          <table:table-cell table:style-name="ce2" table:formula="of:=SUM([.B28:.E28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810" calcext:value-type="float">
            <text:p>40810</text:p>
          </table:table-cell>
          <table:table-cell office:value-type="float" office:value="3018658387500" calcext:value-type="float">
            <text:p>3,02E+12</text:p>
          </table:table-cell>
        </table:table-row>
        <table:table-row table:style-name="ro1">
          <table:table-cell table:style-name="ce2" table:formula="of:=SUM([.B29:.E29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878" calcext:value-type="float">
            <text:p>15878</text:p>
          </table:table-cell>
          <table:table-cell office:value-type="float" office:value="1161422145000" calcext:value-type="float">
            <text:p>1,16E+12</text:p>
          </table:table-cell>
        </table:table-row>
        <table:table-row table:style-name="ro1">
          <table:table-cell table:style-name="ce2" table:formula="of:=SUM([.B30:.E30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1338" calcext:value-type="float">
            <text:p>31338</text:p>
          </table:table-cell>
          <table:table-cell office:value-type="float" office:value="4825241887500" calcext:value-type="float">
            <text:p>4,83E+12</text:p>
          </table:table-cell>
        </table:table-row>
        <table:table-row table:style-name="ro1">
          <table:table-cell table:style-name="ce2" table:formula="of:=SUM([.B31:.E31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822" calcext:value-type="float">
            <text:p>60822</text:p>
          </table:table-cell>
          <table:table-cell office:value-type="float" office:value="8445823931250" calcext:value-type="float">
            <text:p>8,45E+12</text:p>
          </table:table-cell>
        </table:table-row>
        <table:table-row table:style-name="ro1">
          <table:table-cell table:style-name="ce2" table:formula="of:=SUM([.B32:.E32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4276" calcext:value-type="float">
            <text:p>34276</text:p>
          </table:table-cell>
          <table:table-cell office:value-type="float" office:value="4452756097500" calcext:value-type="float">
            <text:p>4,45E+12</text:p>
          </table:table-cell>
        </table:table-row>
        <table:table-row table:style-name="ro1">
          <table:table-cell table:style-name="ce2" table:formula="of:=SUM([.B33:.E33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462" calcext:value-type="float">
            <text:p>29462</text:p>
          </table:table-cell>
          <table:table-cell office:value-type="float" office:value="8674910460000" calcext:value-type="float">
            <text:p>8,67E+12</text:p>
          </table:table-cell>
        </table:table-row>
        <table:table-row table:style-name="ro1">
          <table:table-cell table:style-name="ce2" table:formula="of:=SUM([.B34:.E34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412" calcext:value-type="float">
            <text:p>31412</text:p>
          </table:table-cell>
          <table:table-cell office:value-type="float" office:value="8219341350000" calcext:value-type="float">
            <text:p>8,22E+12</text:p>
          </table:table-cell>
        </table:table-row>
        <table:table-row table:style-name="ro1">
          <table:table-cell table:style-name="ce2" table:formula="of:=SUM([.B35:.E35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27" calcext:value-type="float">
            <text:p>10227</text:p>
          </table:table-cell>
          <table:table-cell office:value-type="float" office:value="6033146490000" calcext:value-type="float">
            <text:p>6,03E+12</text:p>
          </table:table-cell>
        </table:table-row>
        <table:table-row table:style-name="ro1">
          <table:table-cell table:style-name="ce2" table:formula="of:=SUM([.B36:.E36])"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6578" calcext:value-type="float">
            <text:p>66578</text:p>
          </table:table-cell>
          <table:table-cell office:value-type="float" office:value="7842706841250" calcext:value-type="float">
            <text:p>7,84E+12</text:p>
          </table:table-cell>
        </table:table-row>
        <table:table-row table:style-name="ro1">
          <table:table-cell table:style-name="ce2" table:formula="of:=SUM([.B37:.E37])" office:value-type="float" office:value="28" calcext:value-type="float">
            <text:p>2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22524" calcext:value-type="float">
            <text:p>122524</text:p>
          </table:table-cell>
          <table:table-cell office:value-type="float" office:value="14128848832500" calcext:value-type="float">
            <text:p>1,41E+13</text:p>
          </table:table-cell>
        </table:table-row>
        <table:table-row table:style-name="ro1">
          <table:table-cell table:style-name="ce2" table:formula="of:=SUM([.B38:.E38])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2002" calcext:value-type="float">
            <text:p>102002</text:p>
          </table:table-cell>
          <table:table-cell office:value-type="float" office:value="20439627412500" calcext:value-type="float">
            <text:p>2,04E+13</text:p>
          </table:table-cell>
        </table:table-row>
        <table:table-row table:style-name="ro1">
          <table:table-cell table:style-name="ce2" table:formula="of:=SUM([.B39:.E39])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3516" calcext:value-type="float">
            <text:p>103516</text:p>
          </table:table-cell>
          <table:table-cell office:value-type="float" office:value="19834169355000" calcext:value-type="float">
            <text:p>1,98E+13</text:p>
          </table:table-cell>
        </table:table-row>
        <table:table-row table:style-name="ro1">
          <table:table-cell table:style-name="ce2" table:formula="of:=SUM([.B40:.E40])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2958" calcext:value-type="float">
            <text:p>52958</text:p>
          </table:table-cell>
          <table:table-cell office:value-type="float" office:value="18900000000000" calcext:value-type="float">
            <text:p>1,89E+13</text:p>
          </table:table-cell>
        </table:table-row>
        <table:table-row table:style-name="ro1">
          <table:table-cell table:style-name="ce2" table:formula="of:=SUM([.B41:.E41])"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6848" calcext:value-type="float">
            <text:p>86848</text:p>
          </table:table-cell>
          <table:table-cell office:value-type="float" office:value="26186822538750" calcext:value-type="float">
            <text:p>2,62E+13</text:p>
          </table:table-cell>
        </table:table-row>
        <table:table-row table:style-name="ro1">
          <table:table-cell table:style-name="ce2" table:formula="of:=SUM([.B42:.E42])" office:value-type="float" office:value="27" calcext:value-type="float">
            <text:p>2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556" calcext:value-type="float">
            <text:p>4556</text:p>
          </table:table-cell>
          <table:table-cell office:value-type="float" office:value="67251708000" calcext:value-type="float">
            <text:p>6,73E+10</text:p>
          </table:table-cell>
        </table:table-row>
        <table:table-row table:style-name="ro1">
          <table:table-cell table:style-name="ce2" table:formula="of:=SUM([.B43:.E43])"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516" calcext:value-type="float">
            <text:p>18516</text:p>
          </table:table-cell>
          <table:table-cell office:value-type="float" office:value="257133244500" calcext:value-type="float">
            <text:p>2,57E+11</text:p>
          </table:table-cell>
        </table:table-row>
        <table:table-row table:style-name="ro1">
          <table:table-cell table:style-name="ce2" table:formula="of:=SUM([.B44:.E44])"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340" calcext:value-type="float">
            <text:p>33340</text:p>
          </table:table-cell>
          <table:table-cell office:value-type="float" office:value="450262476000" calcext:value-type="float">
            <text:p>4,50E+11</text:p>
          </table:table-cell>
        </table:table-row>
        <table:table-row table:style-name="ro1">
          <table:table-cell table:style-name="ce2" table:formula="of:=SUM([.B45:.E45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834" calcext:value-type="float">
            <text:p>32834</text:p>
          </table:table-cell>
          <table:table-cell office:value-type="float" office:value="918462665250" calcext:value-type="float">
            <text:p>9,18E+11</text:p>
          </table:table-cell>
        </table:table-row>
        <table:table-row table:style-name="ro1">
          <table:table-cell table:style-name="ce2" table:formula="of:=SUM([.B46:.E46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8136" calcext:value-type="float">
            <text:p>108136</text:p>
          </table:table-cell>
          <table:table-cell office:value-type="float" office:value="2730459233250" calcext:value-type="float">
            <text:p>2,73E+12</text:p>
          </table:table-cell>
        </table:table-row>
        <table:table-row table:style-name="ro1">
          <table:table-cell table:style-name="ce2" table:formula="of:=SUM([.B47:.E47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2938" calcext:value-type="float">
            <text:p>152938</text:p>
          </table:table-cell>
          <table:table-cell office:value-type="float" office:value="3667017744000" calcext:value-type="float">
            <text:p>3,67E+12</text:p>
          </table:table-cell>
        </table:table-row>
        <table:table-row table:style-name="ro1">
          <table:table-cell table:style-name="ce2" table:formula="of:=SUM([.B48:.E48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0396" calcext:value-type="float">
            <text:p>110396</text:p>
          </table:table-cell>
          <table:table-cell office:value-type="float" office:value="2610665761500" calcext:value-type="float">
            <text:p>2,61E+12</text:p>
          </table:table-cell>
        </table:table-row>
        <table:table-row table:style-name="ro1">
          <table:table-cell table:style-name="ce2" table:formula="of:=SUM([.B49:.E49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596" calcext:value-type="float">
            <text:p>34596</text:p>
          </table:table-cell>
          <table:table-cell office:value-type="float" office:value="836938170000" calcext:value-type="float">
            <text:p>8,37E+11</text:p>
          </table:table-cell>
        </table:table-row>
        <table:table-row table:style-name="ro1">
          <table:table-cell table:style-name="ce2" table:formula="of:=SUM([.B50:.E50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7782" calcext:value-type="float">
            <text:p>97782</text:p>
          </table:table-cell>
          <table:table-cell office:value-type="float" office:value="5354044474500" calcext:value-type="float">
            <text:p>5,35E+12</text:p>
          </table:table-cell>
        </table:table-row>
        <table:table-row table:style-name="ro1">
          <table:table-cell table:style-name="ce2" table:formula="of:=SUM([.B51:.E51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5338" calcext:value-type="float">
            <text:p>255338</text:p>
          </table:table-cell>
          <table:table-cell office:value-type="float" office:value="12490150266000" calcext:value-type="float">
            <text:p>1,25E+13</text:p>
          </table:table-cell>
        </table:table-row>
        <table:table-row table:style-name="ro1">
          <table:table-cell table:style-name="ce2" table:formula="of:=SUM([.B52:.E52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0252" calcext:value-type="float">
            <text:p>260252</text:p>
          </table:table-cell>
          <table:table-cell office:value-type="float" office:value="11998160964000" calcext:value-type="float">
            <text:p>1,20E+13</text:p>
          </table:table-cell>
        </table:table-row>
        <table:table-row table:style-name="ro1">
          <table:table-cell table:style-name="ce2" table:formula="of:=SUM([.B53:.E53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5178" calcext:value-type="float">
            <text:p>105178</text:p>
          </table:table-cell>
          <table:table-cell office:value-type="float" office:value="4738309771500" calcext:value-type="float">
            <text:p>4,74E+12</text:p>
          </table:table-cell>
        </table:table-row>
        <table:table-row table:style-name="ro1">
          <table:table-cell table:style-name="ce2" table:formula="of:=SUM([.B54:.E54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6460" calcext:value-type="float">
            <text:p>146460</text:p>
          </table:table-cell>
          <table:table-cell office:value-type="float" office:value="16267451859000" calcext:value-type="float">
            <text:p>1,63E+13</text:p>
          </table:table-cell>
        </table:table-row>
        <table:table-row table:style-name="ro1">
          <table:table-cell table:style-name="ce2" table:formula="of:=SUM([.B55:.E55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8044" calcext:value-type="float">
            <text:p>278044</text:p>
          </table:table-cell>
          <table:table-cell office:value-type="float" office:value="27548434712250" calcext:value-type="float">
            <text:p>2,75E+13</text:p>
          </table:table-cell>
        </table:table-row>
        <table:table-row table:style-name="ro1">
          <table:table-cell table:style-name="ce2" table:formula="of:=SUM([.B56:.E56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7502" calcext:value-type="float">
            <text:p>157502</text:p>
          </table:table-cell>
          <table:table-cell office:value-type="float" office:value="14596173796500" calcext:value-type="float">
            <text:p>1,46E+13</text:p>
          </table:table-cell>
        </table:table-row>
        <table:table-row table:style-name="ro1">
          <table:table-cell table:style-name="ce2" table:formula="of:=SUM([.B57:.E57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8332" calcext:value-type="float">
            <text:p>108332</text:p>
          </table:table-cell>
          <table:table-cell office:value-type="float" office:value="25414493391000" calcext:value-type="float">
            <text:p>2,54E+13</text:p>
          </table:table-cell>
        </table:table-row>
        <table:table-row table:style-name="ro1">
          <table:table-cell table:style-name="ce2" table:formula="of:=SUM([.B58:.E58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3922" calcext:value-type="float">
            <text:p>113922</text:p>
          </table:table-cell>
          <table:table-cell office:value-type="float" office:value="23862342501000" calcext:value-type="float">
            <text:p>2,39E+13</text:p>
          </table:table-cell>
        </table:table-row>
        <table:table-row table:style-name="ro1">
          <table:table-cell table:style-name="ce2" table:formula="of:=SUM([.B59:.E59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299" calcext:value-type="float">
            <text:p>31299</text:p>
          </table:table-cell>
          <table:table-cell office:value-type="float" office:value="16183108989000" calcext:value-type="float">
            <text:p>1,62E+13</text:p>
          </table:table-cell>
        </table:table-row>
        <table:table-row table:style-name="ro1">
          <table:table-cell table:style-name="ce2" table:formula="of:=SUM([.B60:.E60])"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9808" calcext:value-type="float">
            <text:p>189808</text:p>
          </table:table-cell>
          <table:table-cell office:value-type="float" office:value="8039468821500" calcext:value-type="float">
            <text:p>8,04E+12</text:p>
          </table:table-cell>
        </table:table-row>
        <table:table-row table:style-name="ro1">
          <table:table-cell table:style-name="ce2" table:formula="of:=SUM([.B61:.E61])" office:value-type="float" office:value="27" calcext:value-type="float">
            <text:p>2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71394" calcext:value-type="float">
            <text:p>471394</text:p>
          </table:table-cell>
          <table:table-cell office:value-type="float" office:value="18928142572500" calcext:value-type="float">
            <text:p>1,89E+13</text:p>
          </table:table-cell>
        </table:table-row>
        <table:table-row table:style-name="ro1">
          <table:table-cell table:style-name="ce2" table:formula="of:=SUM([.B62:.E62])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52220" calcext:value-type="float">
            <text:p>452220</text:p>
          </table:table-cell>
          <table:table-cell office:value-type="float" office:value="34988968575000" calcext:value-type="float">
            <text:p>3,50E+13</text:p>
          </table:table-cell>
        </table:table-row>
        <table:table-row table:style-name="ro1">
          <table:table-cell table:style-name="ce2" table:formula="of:=SUM([.B63:.E63])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08770" calcext:value-type="float">
            <text:p>808770</text:p>
          </table:table-cell>
          <table:table-cell office:value-type="float" office:value="58841960827500" calcext:value-type="float">
            <text:p>5,88E+13</text:p>
          </table:table-cell>
        </table:table-row>
        <table:table-row table:style-name="ro1">
          <table:table-cell table:style-name="ce2" table:formula="of:=SUM([.B64:.E64])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3792" calcext:value-type="float">
            <text:p>453792</text:p>
          </table:table-cell>
          <table:table-cell office:value-type="float" office:value="32737272295500" calcext:value-type="float">
            <text:p>3,27E+13</text:p>
          </table:table-cell>
        </table:table-row>
        <table:table-row table:style-name="ro1">
          <table:table-cell table:style-name="ce2" table:formula="of:=SUM([.B65:.E65])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05092" calcext:value-type="float">
            <text:p>505092</text:p>
          </table:table-cell>
          <table:table-cell office:value-type="float" office:value="74156579311500" calcext:value-type="float">
            <text:p>7,42E+13</text:p>
          </table:table-cell>
        </table:table-row>
        <table:table-row table:style-name="ro1">
          <table:table-cell table:style-name="ce2" table:formula="of:=SUM([.B66:.E66])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01754" calcext:value-type="float">
            <text:p>501754</text:p>
          </table:table-cell>
          <table:table-cell office:value-type="float" office:value="68961608262000" calcext:value-type="float">
            <text:p>6,90E+13</text:p>
          </table:table-cell>
        </table:table-row>
        <table:table-row table:style-name="ro1">
          <table:table-cell table:style-name="ce2" table:formula="of:=SUM([.B67:.E67])"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87528" calcext:value-type="float">
            <text:p>787528</text:p>
          </table:table-cell>
          <table:table-cell office:value-type="float" office:value="96257446834500" calcext:value-type="float">
            <text:p>9,63E+13</text:p>
          </table:table-cell>
        </table:table-row>
        <table:table-row table:style-name="ro1">
          <table:table-cell table:style-name="ce2" table:formula="of:=SUM([.B68:.E68])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5460" calcext:value-type="float">
            <text:p>485460</text:p>
          </table:table-cell>
          <table:table-cell office:value-type="float" office:value="105155928346500" calcext:value-type="float">
            <text:p>1,05E+14</text:p>
          </table:table-cell>
        </table:table-row>
        <table:table-row table:style-name="ro1">
          <table:table-cell table:style-name="ce2" table:formula="of:=SUM([.B69:.E69])" office:value-type="float" office:value="26" calcext:value-type="float">
            <text:p>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584" calcext:value-type="float">
            <text:p>4584</text:p>
          </table:table-cell>
          <table:table-cell office:value-type="float" office:value="19099897200" calcext:value-type="float">
            <text:p>1,91E+10</text:p>
          </table:table-cell>
        </table:table-row>
        <table:table-row table:style-name="ro1">
          <table:table-cell table:style-name="ce2" table:formula="of:=SUM([.B70:.E70])"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872" calcext:value-type="float">
            <text:p>21872</text:p>
          </table:table-cell>
          <table:table-cell office:value-type="float" office:value="84634591500" calcext:value-type="float">
            <text:p>8,46E+10</text:p>
          </table:table-cell>
        </table:table-row>
        <table:table-row table:style-name="ro1">
          <table:table-cell table:style-name="ce2" table:formula="of:=SUM([.B71:.E71])"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7758" calcext:value-type="float">
            <text:p>47758</text:p>
          </table:table-cell>
          <table:table-cell office:value-type="float" office:value="177631408350" calcext:value-type="float">
            <text:p>1,78E+11</text:p>
          </table:table-cell>
        </table:table-row>
        <table:table-row table:style-name="ro1">
          <table:table-cell table:style-name="ce2" table:formula="of:=SUM([.B72:.E72])"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912" calcext:value-type="float">
            <text:p>60912</text:p>
          </table:table-cell>
          <table:table-cell office:value-type="float" office:value="223842171600" calcext:value-type="float">
            <text:p>2,24E+11</text:p>
          </table:table-cell>
        </table:table-row>
        <table:table-row table:style-name="ro1">
          <table:table-cell table:style-name="ce2" table:formula="of:=SUM([.B73:.E73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2756" calcext:value-type="float">
            <text:p>42756</text:p>
          </table:table-cell>
          <table:table-cell office:value-type="float" office:value="360197126100" calcext:value-type="float">
            <text:p>3,60E+11</text:p>
          </table:table-cell>
        </table:table-row>
        <table:table-row table:style-name="ro1">
          <table:table-cell table:style-name="ce2" table:formula="of:=SUM([.B74:.E74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2016" calcext:value-type="float">
            <text:p>162016</text:p>
          </table:table-cell>
          <table:table-cell office:value-type="float" office:value="1206844523100" calcext:value-type="float">
            <text:p>1,21E+12</text:p>
          </table:table-cell>
        </table:table-row>
        <table:table-row table:style-name="ro1">
          <table:table-cell table:style-name="ce2" table:formula="of:=SUM([.B75:.E75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3130" calcext:value-type="float">
            <text:p>283130</text:p>
          </table:table-cell>
          <table:table-cell office:value-type="float" office:value="1984140287100" calcext:value-type="float">
            <text:p>1,98E+12</text:p>
          </table:table-cell>
        </table:table-row>
        <table:table-row table:style-name="ro1">
          <table:table-cell table:style-name="ce2" table:formula="of:=SUM([.B76:.E76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2326" calcext:value-type="float">
            <text:p>282326</text:p>
          </table:table-cell>
          <table:table-cell office:value-type="float" office:value="1941116829300" calcext:value-type="float">
            <text:p>1,94E+12</text:p>
          </table:table-cell>
        </table:table-row>
        <table:table-row table:style-name="ro1">
          <table:table-cell table:style-name="ce2" table:formula="of:=SUM([.B77:.E77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1470" calcext:value-type="float">
            <text:p>161470</text:p>
          </table:table-cell>
          <table:table-cell office:value-type="float" office:value="1128445943400" calcext:value-type="float">
            <text:p>1,13E+12</text:p>
          </table:table-cell>
        </table:table-row>
        <table:table-row table:style-name="ro1">
          <table:table-cell table:style-name="ce2" table:formula="of:=SUM([.B78:.E78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3120" calcext:value-type="float">
            <text:p>43120</text:p>
          </table:table-cell>
          <table:table-cell office:value-type="float" office:value="319663656900" calcext:value-type="float">
            <text:p>3,20E+11</text:p>
          </table:table-cell>
        </table:table-row>
        <table:table-row table:style-name="ro1">
          <table:table-cell table:style-name="ce2" table:formula="of:=SUM([.B79:.E79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3176" calcext:value-type="float">
            <text:p>173176</text:p>
          </table:table-cell>
          <table:table-cell office:value-type="float" office:value="3029362960725" calcext:value-type="float">
            <text:p>3,03E+12</text:p>
          </table:table-cell>
        </table:table-row>
        <table:table-row table:style-name="ro1">
          <table:table-cell table:style-name="ce2" table:formula="of:=SUM([.B80:.E80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5650" calcext:value-type="float">
            <text:p>535650</text:p>
          </table:table-cell>
          <table:table-cell office:value-type="float" office:value="8229802765950" calcext:value-type="float">
            <text:p>8,23E+12</text:p>
          </table:table-cell>
        </table:table-row>
        <table:table-row table:style-name="ro1">
          <table:table-cell table:style-name="ce2" table:formula="of:=SUM([.B81:.E81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32242" calcext:value-type="float">
            <text:p>732242</text:p>
          </table:table-cell>
          <table:table-cell office:value-type="float" office:value="10608824195550" calcext:value-type="float">
            <text:p>1,06E+13</text:p>
          </table:table-cell>
        </table:table-row>
        <table:table-row table:style-name="ro1">
          <table:table-cell table:style-name="ce2" table:formula="of:=SUM([.B82:.E82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27606" calcext:value-type="float">
            <text:p>527606</text:p>
          </table:table-cell>
          <table:table-cell office:value-type="float" office:value="7572933985500" calcext:value-type="float">
            <text:p>7,57E+12</text:p>
          </table:table-cell>
        </table:table-row>
        <table:table-row table:style-name="ro1">
          <table:table-cell table:style-name="ce2" table:formula="of:=SUM([.B83:.E83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3546" calcext:value-type="float">
            <text:p>173546</text:p>
          </table:table-cell>
          <table:table-cell office:value-type="float" office:value="2561808449475" calcext:value-type="float">
            <text:p>2,56E+12</text:p>
          </table:table-cell>
        </table:table-row>
        <table:table-row table:style-name="ro1">
          <table:table-cell table:style-name="ce2" table:formula="of:=SUM([.B84:.E84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6504" calcext:value-type="float">
            <text:p>376504</text:p>
          </table:table-cell>
          <table:table-cell office:value-type="float" office:value="14131130847300" calcext:value-type="float">
            <text:p>1,41E+13</text:p>
          </table:table-cell>
        </table:table-row>
        <table:table-row table:style-name="ro1">
          <table:table-cell table:style-name="ce2" table:formula="of:=SUM([.B85:.E85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39082" calcext:value-type="float">
            <text:p>939082</text:p>
          </table:table-cell>
          <table:table-cell office:value-type="float" office:value="31205112453900" calcext:value-type="float">
            <text:p>3,12E+13</text:p>
          </table:table-cell>
        </table:table-row>
        <table:table-row table:style-name="ro1">
          <table:table-cell table:style-name="ce2" table:formula="of:=SUM([.B86:.E86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32934" calcext:value-type="float">
            <text:p>932934</text:p>
          </table:table-cell>
          <table:table-cell office:value-type="float" office:value="29485370681100" calcext:value-type="float">
            <text:p>2,95E+13</text:p>
          </table:table-cell>
        </table:table-row>
        <table:table-row table:style-name="ro1">
          <table:table-cell table:style-name="ce2" table:formula="of:=SUM([.B87:.E87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80726" calcext:value-type="float">
            <text:p>380726</text:p>
          </table:table-cell>
          <table:table-cell office:value-type="float" office:value="11973439769400" calcext:value-type="float">
            <text:p>1,20E+13</text:p>
          </table:table-cell>
        </table:table-row>
        <table:table-row table:style-name="ro1">
          <table:table-cell table:style-name="ce2" table:formula="of:=SUM([.B88:.E88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54249" calcext:value-type="float">
            <text:p>454249</text:p>
          </table:table-cell>
          <table:table-cell office:value-type="float" office:value="37966544581950" calcext:value-type="float">
            <text:p>3,80E+13</text:p>
          </table:table-cell>
        </table:table-row>
        <table:table-row table:style-name="ro1">
          <table:table-cell table:style-name="ce2" table:formula="of:=SUM([.B89:.E89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37854" calcext:value-type="float">
            <text:p>837854</text:p>
          </table:table-cell>
          <table:table-cell office:value-type="float" office:value="62660369484450" calcext:value-type="float">
            <text:p>6,27E+13</text:p>
          </table:table-cell>
        </table:table-row>
        <table:table-row table:style-name="ro1">
          <table:table-cell table:style-name="ce2" table:formula="of:=SUM([.B90:.E90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67838" calcext:value-type="float">
            <text:p>467838</text:p>
          </table:table-cell>
          <table:table-cell office:value-type="float" office:value="33464345263650" calcext:value-type="float">
            <text:p>3,35E+13</text:p>
          </table:table-cell>
        </table:table-row>
        <table:table-row table:style-name="ro1">
          <table:table-cell table:style-name="ce2" table:formula="of:=SUM([.B91:.E91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84990" calcext:value-type="float">
            <text:p>284990</text:p>
          </table:table-cell>
          <table:table-cell office:value-type="float" office:value="55152474490800" calcext:value-type="float">
            <text:p>5,52E+13</text:p>
          </table:table-cell>
        </table:table-row>
        <table:table-row table:style-name="ro1">
          <table:table-cell table:style-name="ce2" table:formula="of:=SUM([.B92:.E92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5046" calcext:value-type="float">
            <text:p>295046</text:p>
          </table:table-cell>
          <table:table-cell office:value-type="float" office:value="51662092482900" calcext:value-type="float">
            <text:p>5,17E+13</text:p>
          </table:table-cell>
        </table:table-row>
        <table:table-row table:style-name="ro1">
          <table:table-cell table:style-name="ce2" table:formula="of:=SUM([.B93:.E93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2269" calcext:value-type="float">
            <text:p>72269</text:p>
          </table:table-cell>
          <table:table-cell office:value-type="float" office:value="33613990983000" calcext:value-type="float">
            <text:p>3,36E+13</text:p>
          </table:table-cell>
        </table:table-row>
        <table:table-row table:style-name="ro1">
          <table:table-cell table:style-name="ce2" table:formula="of:=SUM([.B94:.E94])"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3240" calcext:value-type="float">
            <text:p>293240</text:p>
          </table:table-cell>
          <table:table-cell office:value-type="float" office:value="4092721975800" calcext:value-type="float">
            <text:p>4,09E+12</text:p>
          </table:table-cell>
        </table:table-row>
        <table:table-row table:style-name="ro1">
          <table:table-cell table:style-name="ce2" table:formula="of:=SUM([.B95:.E95])" office:value-type="float" office:value="26" calcext:value-type="float">
            <text:p>2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64582" calcext:value-type="float">
            <text:p>864582</text:p>
          </table:table-cell>
          <table:table-cell office:value-type="float" office:value="10991349160650" calcext:value-type="float">
            <text:p>1,10E+13</text:p>
          </table:table-cell>
        </table:table-row>
        <table:table-row table:style-name="ro1">
          <table:table-cell table:style-name="ce2" table:formula="of:=SUM([.B96:.E96])"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77172" calcext:value-type="float">
            <text:p>1177172</text:p>
          </table:table-cell>
          <table:table-cell office:value-type="float" office:value="14563287039150" calcext:value-type="float">
            <text:p>1,46E+13</text:p>
          </table:table-cell>
        </table:table-row>
        <table:table-row table:style-name="ro1">
          <table:table-cell table:style-name="ce2" table:formula="of:=SUM([.B97:.E97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80110" calcext:value-type="float">
            <text:p>980110</text:p>
          </table:table-cell>
          <table:table-cell office:value-type="float" office:value="26570807421300" calcext:value-type="float">
            <text:p>2,66E+13</text:p>
          </table:table-cell>
        </table:table-row>
        <table:table-row table:style-name="ro1">
          <table:table-cell table:style-name="ce2" table:formula="of:=SUM([.B98:.E98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55476" calcext:value-type="float">
            <text:p>2255476</text:p>
          </table:table-cell>
          <table:table-cell office:value-type="float" office:value="55752655419000" calcext:value-type="float">
            <text:p>5,58E+13</text:p>
          </table:table-cell>
        </table:table-row>
        <table:table-row table:style-name="ro1">
          <table:table-cell table:style-name="ce2" table:formula="of:=SUM([.B99:.E99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17572" calcext:value-type="float">
            <text:p>2217572</text:p>
          </table:table-cell>
          <table:table-cell office:value-type="float" office:value="54004072840200" calcext:value-type="float">
            <text:p>5,40E+13</text:p>
          </table:table-cell>
        </table:table-row>
        <table:table-row table:style-name="ro1">
          <table:table-cell table:style-name="ce2" table:formula="of:=SUM([.B100:.E100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40262" calcext:value-type="float">
            <text:p>940262</text:p>
          </table:table-cell>
          <table:table-cell office:value-type="float" office:value="23971060686600" calcext:value-type="float">
            <text:p>2,40E+13</text:p>
          </table:table-cell>
        </table:table-row>
        <table:table-row table:style-name="ro1">
          <table:table-cell table:style-name="ce2" table:formula="of:=SUM([.B101:.E101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81453" calcext:value-type="float">
            <text:p>1781453</text:p>
          </table:table-cell>
          <table:table-cell office:value-type="float" office:value="97435111256100" calcext:value-type="float">
            <text:p>9,74E+13</text:p>
          </table:table-cell>
        </table:table-row>
        <table:table-row table:style-name="ro1">
          <table:table-cell table:style-name="ce2" table:formula="of:=SUM([.B102:.E102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86370" calcext:value-type="float">
            <text:p>2986370</text:p>
          </table:table-cell>
          <table:table-cell office:value-type="float" office:value="150776691897750" calcext:value-type="float">
            <text:p>1,51E+14</text:p>
          </table:table-cell>
        </table:table-row>
        <table:table-row table:style-name="ro1">
          <table:table-cell table:style-name="ce2" table:formula="of:=SUM([.B103:.E103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67258" calcext:value-type="float">
            <text:p>1667258</text:p>
          </table:table-cell>
          <table:table-cell office:value-type="float" office:value="83640066211350" calcext:value-type="float">
            <text:p>8,36E+13</text:p>
          </table:table-cell>
        </table:table-row>
        <table:table-row table:style-name="ro1">
          <table:table-cell table:style-name="ce2" table:formula="of:=SUM([.B104:.E104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47150" calcext:value-type="float">
            <text:p>1647150</text:p>
          </table:table-cell>
          <table:table-cell office:value-type="float" office:value="188583515244900" calcext:value-type="float">
            <text:p>1,89E+14</text:p>
          </table:table-cell>
        </table:table-row>
        <table:table-row table:style-name="ro1">
          <table:table-cell table:style-name="ce2" table:formula="of:=SUM([.B105:.E105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49252" calcext:value-type="float">
            <text:p>1549252</text:p>
          </table:table-cell>
          <table:table-cell office:value-type="float" office:value="166182983930700" calcext:value-type="float">
            <text:p>1,66E+14</text:p>
          </table:table-cell>
        </table:table-row>
        <table:table-row table:style-name="ro1">
          <table:table-cell table:style-name="ce2" table:formula="of:=SUM([.B106:.E106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90899" calcext:value-type="float">
            <text:p>590899</text:p>
          </table:table-cell>
          <table:table-cell office:value-type="float" office:value="147442773676500" calcext:value-type="float">
            <text:p>1,47E+14</text:p>
          </table:table-cell>
        </table:table-row>
        <table:table-row table:style-name="ro1">
          <table:table-cell table:style-name="ce2" table:formula="of:=SUM([.B107:.E107])" office:value-type="float" office:value="26" calcext:value-type="float">
            <text:p>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00807" calcext:value-type="float">
            <text:p>2500807</text:p>
          </table:table-cell>
          <table:table-cell office:value-type="float" office:value="115506579627300" calcext:value-type="float">
            <text:p>1,16E+14</text:p>
          </table:table-cell>
        </table:table-row>
        <table:table-row table:style-name="ro1">
          <table:table-cell table:style-name="ce2" table:formula="of:=SUM([.B108:.E108])" office:value-type="float" office:value="26" calcext:value-type="float">
            <text:p>2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64104" calcext:value-type="float">
            <text:p>4264104</text:p>
          </table:table-cell>
          <table:table-cell office:value-type="float" office:value="190386491287200" calcext:value-type="float">
            <text:p>1,90E+14</text:p>
          </table:table-cell>
        </table:table-row>
        <table:table-row table:style-name="ro1">
          <table:table-cell table:style-name="ce2" table:formula="of:=SUM([.B109:.E109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381322" calcext:value-type="float">
            <text:p>3381322</text:p>
          </table:table-cell>
          <table:table-cell office:value-type="float" office:value="294524944989800" calcext:value-type="float">
            <text:p>2,95E+14</text:p>
          </table:table-cell>
        </table:table-row>
        <table:table-row table:style-name="ro1">
          <table:table-cell table:style-name="ce2" table:formula="of:=SUM([.B110:.E110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69428" calcext:value-type="float">
            <text:p>3269428</text:p>
          </table:table-cell>
          <table:table-cell office:value-type="float" office:value="278659703346800" calcext:value-type="float">
            <text:p>2,79E+14</text:p>
          </table:table-cell>
        </table:table-row>
        <table:table-row table:style-name="ro1">
          <table:table-cell table:style-name="ce2" table:formula="of:=SUM([.B111:.E111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50806" calcext:value-type="float">
            <text:p>1750806</text:p>
          </table:table-cell>
          <table:table-cell office:value-type="float" office:value="299908187624025" calcext:value-type="float">
            <text:p>3,00E+14</text:p>
          </table:table-cell>
        </table:table-row>
        <table:table-row table:style-name="ro1">
          <table:table-cell table:style-name="ce2" table:formula="of:=SUM([.B112:.E112])"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60592" calcext:value-type="float">
            <text:p>2460592</text:p>
          </table:table-cell>
          <table:table-cell office:value-type="float" office:value="371748704398800" calcext:value-type="float">
            <text:p>3,72E+14</text:p>
          </table:table-cell>
        </table:table-row>
        <table:table-row table:style-name="ro1">
          <table:table-cell table:style-name="ce2" table:formula="of:=SUM([.B113:.E113])" office:value-type="float" office:value="25" calcext:value-type="float">
            <text:p>2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12" calcext:value-type="float">
            <text:p>2512</text:p>
          </table:table-cell>
          <table:table-cell office:value-type="float" office:value="2717400960" calcext:value-type="float">
            <text:p>2,72E+09</text:p>
          </table:table-cell>
        </table:table-row>
        <table:table-row table:style-name="ro1">
          <table:table-cell table:style-name="ce2" table:formula="of:=SUM([.B114:.E114])"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840" calcext:value-type="float">
            <text:p>14840</text:p>
          </table:table-cell>
          <table:table-cell office:value-type="float" office:value="14907155760" calcext:value-type="float">
            <text:p>1,49E+10</text:p>
          </table:table-cell>
        </table:table-row>
        <table:table-row table:style-name="ro1">
          <table:table-cell table:style-name="ce2" table:formula="of:=SUM([.B115:.E115])"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146" calcext:value-type="float">
            <text:p>40146</text:p>
          </table:table-cell>
          <table:table-cell office:value-type="float" office:value="38701881000" calcext:value-type="float">
            <text:p>3,87E+10</text:p>
          </table:table-cell>
        </table:table-row>
        <table:table-row table:style-name="ro1">
          <table:table-cell table:style-name="ce2" table:formula="of:=SUM([.B116:.E116])"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3746" calcext:value-type="float">
            <text:p>63746</text:p>
          </table:table-cell>
          <table:table-cell office:value-type="float" office:value="60360213420" calcext:value-type="float">
            <text:p>6,04E+10</text:p>
          </table:table-cell>
        </table:table-row>
        <table:table-row table:style-name="ro1">
          <table:table-cell table:style-name="ce2" table:formula="of:=SUM([.B117:.E117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1708" calcext:value-type="float">
            <text:p>31708</text:p>
          </table:table-cell>
          <table:table-cell office:value-type="float" office:value="73276784460" calcext:value-type="float">
            <text:p>7,33E+10</text:p>
          </table:table-cell>
        </table:table-row>
        <table:table-row table:style-name="ro1">
          <table:table-cell table:style-name="ce2" table:formula="of:=SUM([.B118:.E118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7722" calcext:value-type="float">
            <text:p>137722</text:p>
          </table:table-cell>
          <table:table-cell office:value-type="float" office:value="279203941440" calcext:value-type="float">
            <text:p>2,79E+11</text:p>
          </table:table-cell>
        </table:table-row>
        <table:table-row table:style-name="ro1">
          <table:table-cell table:style-name="ce2" table:formula="of:=SUM([.B119:.E119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8775" calcext:value-type="float">
            <text:p>288775</text:p>
          </table:table-cell>
          <table:table-cell office:value-type="float" office:value="549634954320" calcext:value-type="float">
            <text:p>5,50E+11</text:p>
          </table:table-cell>
        </table:table-row>
        <table:table-row table:style-name="ro1">
          <table:table-cell table:style-name="ce2" table:formula="of:=SUM([.B120:.E120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1160" calcext:value-type="float">
            <text:p>361160</text:p>
          </table:table-cell>
          <table:table-cell office:value-type="float" office:value="671253155190" calcext:value-type="float">
            <text:p>6,71E+11</text:p>
          </table:table-cell>
        </table:table-row>
        <table:table-row table:style-name="ro1">
          <table:table-cell table:style-name="ce2" table:formula="of:=SUM([.B121:.E121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1663" calcext:value-type="float">
            <text:p>281663</text:p>
          </table:table-cell>
          <table:table-cell office:value-type="float" office:value="526787405820" calcext:value-type="float">
            <text:p>5,27E+11</text:p>
          </table:table-cell>
        </table:table-row>
        <table:table-row table:style-name="ro1">
          <table:table-cell table:style-name="ce2" table:formula="of:=SUM([.B122:.E122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1282" calcext:value-type="float">
            <text:p>131282</text:p>
          </table:table-cell>
          <table:table-cell office:value-type="float" office:value="254983481820" calcext:value-type="float">
            <text:p>2,55E+11</text:p>
          </table:table-cell>
        </table:table-row>
        <table:table-row table:style-name="ro1">
          <table:table-cell table:style-name="ce2" table:formula="of:=SUM([.B123:.E123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652" calcext:value-type="float">
            <text:p>29652</text:p>
          </table:table-cell>
          <table:table-cell office:value-type="float" office:value="62873507340" calcext:value-type="float">
            <text:p>6,29E+10</text:p>
          </table:table-cell>
        </table:table-row>
        <table:table-row table:style-name="ro1">
          <table:table-cell table:style-name="ce2" table:formula="of:=SUM([.B124:.E124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6806" calcext:value-type="float">
            <text:p>176806</text:p>
          </table:table-cell>
          <table:table-cell office:value-type="float" office:value="894847825620" calcext:value-type="float">
            <text:p>8,95E+11</text:p>
          </table:table-cell>
        </table:table-row>
        <table:table-row table:style-name="ro1">
          <table:table-cell table:style-name="ce2" table:formula="of:=SUM([.B125:.E125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13196" calcext:value-type="float">
            <text:p>613196</text:p>
          </table:table-cell>
          <table:table-cell office:value-type="float" office:value="2691042228900" calcext:value-type="float">
            <text:p>2,69E+12</text:p>
          </table:table-cell>
        </table:table-row>
        <table:table-row table:style-name="ro1">
          <table:table-cell table:style-name="ce2" table:formula="of:=SUM([.B126:.E126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12106" calcext:value-type="float">
            <text:p>1012106</text:p>
          </table:table-cell>
          <table:table-cell office:value-type="float" office:value="4185860691960" calcext:value-type="float">
            <text:p>4,19E+12</text:p>
          </table:table-cell>
        </table:table-row>
        <table:table-row table:style-name="ro1">
          <table:table-cell table:style-name="ce2" table:formula="of:=SUM([.B127:.E127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76540" calcext:value-type="float">
            <text:p>976540</text:p>
          </table:table-cell>
          <table:table-cell office:value-type="float" office:value="4014895861440" calcext:value-type="float">
            <text:p>4,01E+12</text:p>
          </table:table-cell>
        </table:table-row>
        <table:table-row table:style-name="ro1">
          <table:table-cell table:style-name="ce2" table:formula="of:=SUM([.B128:.E128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5056" calcext:value-type="float">
            <text:p>555056</text:p>
          </table:table-cell>
          <table:table-cell office:value-type="float" office:value="2363929876800" calcext:value-type="float">
            <text:p>2,36E+12</text:p>
          </table:table-cell>
        </table:table-row>
        <table:table-row table:style-name="ro1">
          <table:table-cell table:style-name="ce2" table:formula="of:=SUM([.B129:.E129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5780" calcext:value-type="float">
            <text:p>155780</text:p>
          </table:table-cell>
          <table:table-cell office:value-type="float" office:value="717615043920" calcext:value-type="float">
            <text:p>7,18E+11</text:p>
          </table:table-cell>
        </table:table-row>
        <table:table-row table:style-name="ro1">
          <table:table-cell table:style-name="ce2" table:formula="of:=SUM([.B130:.E130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43322" calcext:value-type="float">
            <text:p>543322</text:p>
          </table:table-cell>
          <table:table-cell office:value-type="float" office:value="6216908287005" calcext:value-type="float">
            <text:p>6,22E+12</text:p>
          </table:table-cell>
        </table:table-row>
        <table:table-row table:style-name="ro1">
          <table:table-cell table:style-name="ce2" table:formula="of:=SUM([.B131:.E131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72812" calcext:value-type="float">
            <text:p>1572812</text:p>
          </table:table-cell>
          <table:table-cell office:value-type="float" office:value="15741316995750" calcext:value-type="float">
            <text:p>1,57E+13</text:p>
          </table:table-cell>
        </table:table-row>
        <table:table-row table:style-name="ro1">
          <table:table-cell table:style-name="ce2" table:formula="of:=SUM([.B132:.E132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4429" calcext:value-type="float">
            <text:p>2044429</text:p>
          </table:table-cell>
          <table:table-cell office:value-type="float" office:value="19562651766450" calcext:value-type="float">
            <text:p>1,96E+13</text:p>
          </table:table-cell>
        </table:table-row>
        <table:table-row table:style-name="ro1">
          <table:table-cell table:style-name="ce2" table:formula="of:=SUM([.B133:.E133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33096" calcext:value-type="float">
            <text:p>1433096</text:p>
          </table:table-cell>
          <table:table-cell office:value-type="float" office:value="13940959110750" calcext:value-type="float">
            <text:p>1,39E+13</text:p>
          </table:table-cell>
        </table:table-row>
        <table:table-row table:style-name="ro1">
          <table:table-cell table:style-name="ce2" table:formula="of:=SUM([.B134:.E134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8306" calcext:value-type="float">
            <text:p>478306</text:p>
          </table:table-cell>
          <table:table-cell office:value-type="float" office:value="4939674711975" calcext:value-type="float">
            <text:p>4,94E+12</text:p>
          </table:table-cell>
        </table:table-row>
        <table:table-row table:style-name="ro1">
          <table:table-cell table:style-name="ce2" table:formula="of:=SUM([.B135:.E135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78360" calcext:value-type="float">
            <text:p>978360</text:p>
          </table:table-cell>
          <table:table-cell office:value-type="float" office:value="26199232505700" calcext:value-type="float">
            <text:p>2,62E+13</text:p>
          </table:table-cell>
        </table:table-row>
        <table:table-row table:style-name="ro1">
          <table:table-cell table:style-name="ce2" table:formula="of:=SUM([.B136:.E136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39682" calcext:value-type="float">
            <text:p>2339682</text:p>
          </table:table-cell>
          <table:table-cell office:value-type="float" office:value="55596373158240" calcext:value-type="float">
            <text:p>5,56E+13</text:p>
          </table:table-cell>
        </table:table-row>
        <table:table-row table:style-name="ro1">
          <table:table-cell table:style-name="ce2" table:formula="of:=SUM([.B137:.E137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48962" calcext:value-type="float">
            <text:p>2248962</text:p>
          </table:table-cell>
          <table:table-cell office:value-type="float" office:value="51835661499060" calcext:value-type="float">
            <text:p>5,18E+13</text:p>
          </table:table-cell>
        </table:table-row>
        <table:table-row table:style-name="ro1">
          <table:table-cell table:style-name="ce2" table:formula="of:=SUM([.B138:.E138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7166" calcext:value-type="float">
            <text:p>907166</text:p>
          </table:table-cell>
          <table:table-cell office:value-type="float" office:value="21572063806320" calcext:value-type="float">
            <text:p>2,16E+13</text:p>
          </table:table-cell>
        </table:table-row>
        <table:table-row table:style-name="ro1">
          <table:table-cell table:style-name="ce2" table:formula="of:=SUM([.B139:.E139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3295" calcext:value-type="float">
            <text:p>1023295</text:p>
          </table:table-cell>
          <table:table-cell office:value-type="float" office:value="66473734289760" calcext:value-type="float">
            <text:p>6,65E+13</text:p>
          </table:table-cell>
        </table:table-row>
        <table:table-row table:style-name="ro1">
          <table:table-cell table:style-name="ce2" table:formula="of:=SUM([.B140:.E140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43858" calcext:value-type="float">
            <text:p>1843858</text:p>
          </table:table-cell>
          <table:table-cell office:value-type="float" office:value="108047934920340" calcext:value-type="float">
            <text:p>1,08E+14</text:p>
          </table:table-cell>
        </table:table-row>
        <table:table-row table:style-name="ro1">
          <table:table-cell table:style-name="ce2" table:formula="of:=SUM([.B141:.E141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12720" calcext:value-type="float">
            <text:p>1012720</text:p>
          </table:table-cell>
          <table:table-cell office:value-type="float" office:value="58287346381980" calcext:value-type="float">
            <text:p>5,83E+13</text:p>
          </table:table-cell>
        </table:table-row>
        <table:table-row table:style-name="ro1">
          <table:table-cell table:style-name="ce2" table:formula="of:=SUM([.B142:.E142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73246" calcext:value-type="float">
            <text:p>573246</text:p>
          </table:table-cell>
          <table:table-cell office:value-type="float" office:value="93554730953640" calcext:value-type="float">
            <text:p>9,36E+13</text:p>
          </table:table-cell>
        </table:table-row>
        <table:table-row table:style-name="ro1">
          <table:table-cell table:style-name="ce2" table:formula="of:=SUM([.B143:.E143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87104" calcext:value-type="float">
            <text:p>587104</text:p>
          </table:table-cell>
          <table:table-cell office:value-type="float" office:value="88073431110000" calcext:value-type="float">
            <text:p>8,81E+13</text:p>
          </table:table-cell>
        </table:table-row>
        <table:table-row table:style-name="ro1">
          <table:table-cell table:style-name="ce2" table:formula="of:=SUM([.B144:.E144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2671" calcext:value-type="float">
            <text:p>132671</text:p>
          </table:table-cell>
          <table:table-cell office:value-type="float" office:value="56140870867200" calcext:value-type="float">
            <text:p>5,61E+13</text:p>
          </table:table-cell>
        </table:table-row>
        <table:table-row table:style-name="ro1">
          <table:table-cell table:style-name="ce2" table:formula="of:=SUM([.B145:.E145])"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9758" calcext:value-type="float">
            <text:p>249758</text:p>
          </table:table-cell>
          <table:table-cell office:value-type="float" office:value="1059426267300" calcext:value-type="float">
            <text:p>1,06E+12</text:p>
          </table:table-cell>
        </table:table-row>
        <table:table-row table:style-name="ro1">
          <table:table-cell table:style-name="ce2" table:formula="of:=SUM([.B146:.E146])" office:value-type="float" office:value="25" calcext:value-type="float">
            <text:p>2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38354" calcext:value-type="float">
            <text:p>838354</text:p>
          </table:table-cell>
          <table:table-cell office:value-type="float" office:value="3141683995500" calcext:value-type="float">
            <text:p>3,14E+12</text:p>
          </table:table-cell>
        </table:table-row>
        <table:table-row table:style-name="ro1">
          <table:table-cell table:style-name="ce2" table:formula="of:=SUM([.B147:.E147])"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05978" calcext:value-type="float">
            <text:p>1405978</text:p>
          </table:table-cell>
          <table:table-cell office:value-type="float" office:value="5014836451800" calcext:value-type="float">
            <text:p>5,01E+12</text:p>
          </table:table-cell>
        </table:table-row>
        <table:table-row table:style-name="ro1">
          <table:table-cell table:style-name="ce2" table:formula="of:=SUM([.B148:.E148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33538" calcext:value-type="float">
            <text:p>1133538</text:p>
          </table:table-cell>
          <table:table-cell office:value-type="float" office:value="9792919072125" calcext:value-type="float">
            <text:p>9,79E+12</text:p>
          </table:table-cell>
        </table:table-row>
        <table:table-row table:style-name="ro1">
          <table:table-cell table:style-name="ce2" table:formula="of:=SUM([.B149:.E149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83582" calcext:value-type="float">
            <text:p>2983582</text:p>
          </table:table-cell>
          <table:table-cell office:value-type="float" office:value="22776559745310" calcext:value-type="float">
            <text:p>2,28E+13</text:p>
          </table:table-cell>
        </table:table-row>
        <table:table-row table:style-name="ro1">
          <table:table-cell table:style-name="ce2" table:formula="of:=SUM([.B150:.E150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846222" calcext:value-type="float">
            <text:p>3846222</text:p>
          </table:table-cell>
          <table:table-cell office:value-type="float" office:value="28491584080500" calcext:value-type="float">
            <text:p>2,85E+13</text:p>
          </table:table-cell>
        </table:table-row>
        <table:table-row table:style-name="ro1">
          <table:table-cell table:style-name="ce2" table:formula="of:=SUM([.B151:.E151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98360" calcext:value-type="float">
            <text:p>2798360</text:p>
          </table:table-cell>
          <table:table-cell office:value-type="float" office:value="21451099782600" calcext:value-type="float">
            <text:p>2,15E+13</text:p>
          </table:table-cell>
        </table:table-row>
        <table:table-row table:style-name="ro1">
          <table:table-cell table:style-name="ce2" table:formula="of:=SUM([.B152:.E152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9384" calcext:value-type="float">
            <text:p>1009384</text:p>
          </table:table-cell>
          <table:table-cell office:value-type="float" office:value="8572826535075" calcext:value-type="float">
            <text:p>8,57E+12</text:p>
          </table:table-cell>
        </table:table-row>
        <table:table-row table:style-name="ro1">
          <table:table-cell table:style-name="ce2" table:formula="of:=SUM([.B153:.E153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47690" calcext:value-type="float">
            <text:p>3047690</text:p>
          </table:table-cell>
          <table:table-cell office:value-type="float" office:value="55864298064300" calcext:value-type="float">
            <text:p>5,59E+13</text:p>
          </table:table-cell>
        </table:table-row>
        <table:table-row table:style-name="ro1">
          <table:table-cell table:style-name="ce2" table:formula="of:=SUM([.B154:.E154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336578" calcext:value-type="float">
            <text:p>6336578</text:p>
          </table:table-cell>
          <table:table-cell office:value-type="float" office:value="104444347503780" calcext:value-type="float">
            <text:p>1,04E+14</text:p>
          </table:table-cell>
        </table:table-row>
        <table:table-row table:style-name="ro1">
          <table:table-cell table:style-name="ce2" table:formula="of:=SUM([.B155:.E155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930962" calcext:value-type="float">
            <text:p>5930962</text:p>
          </table:table-cell>
          <table:table-cell office:value-type="float" office:value="97620793845300" calcext:value-type="float">
            <text:p>9,76E+13</text:p>
          </table:table-cell>
        </table:table-row>
        <table:table-row table:style-name="ro1">
          <table:table-cell table:style-name="ce2" table:formula="of:=SUM([.B156:.E156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39628" calcext:value-type="float">
            <text:p>2539628</text:p>
          </table:table-cell>
          <table:table-cell office:value-type="float" office:value="44743695559500" calcext:value-type="float">
            <text:p>4,47E+13</text:p>
          </table:table-cell>
        </table:table-row>
        <table:table-row table:style-name="ro1">
          <table:table-cell table:style-name="ce2" table:formula="of:=SUM([.B157:.E157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57510" calcext:value-type="float">
            <text:p>4757510</text:p>
          </table:table-cell>
          <table:table-cell office:value-type="float" office:value="192273393062550" calcext:value-type="float">
            <text:p>1,92E+14</text:p>
          </table:table-cell>
        </table:table-row>
        <table:table-row table:style-name="ro1">
          <table:table-cell table:style-name="ce2" table:formula="of:=SUM([.B158:.E158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340504" calcext:value-type="float">
            <text:p>7340504</text:p>
          </table:table-cell>
          <table:table-cell office:value-type="float" office:value="272805889751790" calcext:value-type="float">
            <text:p>2,73E+14</text:p>
          </table:table-cell>
        </table:table-row>
        <table:table-row table:style-name="ro1">
          <table:table-cell table:style-name="ce2" table:formula="of:=SUM([.B159:.E159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56243" calcext:value-type="float">
            <text:p>3956243</text:p>
          </table:table-cell>
          <table:table-cell office:value-type="float" office:value="150240988472460" calcext:value-type="float">
            <text:p>1,50E+14</text:p>
          </table:table-cell>
        </table:table-row>
        <table:table-row table:style-name="ro1">
          <table:table-cell table:style-name="ce2" table:formula="of:=SUM([.B160:.E160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02238" calcext:value-type="float">
            <text:p>3902238</text:p>
          </table:table-cell>
          <table:table-cell office:value-type="float" office:value="360983196687060" calcext:value-type="float">
            <text:p>3,61E+14</text:p>
          </table:table-cell>
        </table:table-row>
        <table:table-row table:style-name="ro1">
          <table:table-cell table:style-name="ce2" table:formula="of:=SUM([.B161:.E161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27688" calcext:value-type="float">
            <text:p>3427688</text:p>
          </table:table-cell>
          <table:table-cell office:value-type="float" office:value="299622846379320" calcext:value-type="float">
            <text:p>3,00E+14</text:p>
          </table:table-cell>
        </table:table-row>
        <table:table-row table:style-name="ro1">
          <table:table-cell table:style-name="ce2" table:formula="of:=SUM([.B162:.E162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71643" calcext:value-type="float">
            <text:p>1271643</text:p>
          </table:table-cell>
          <table:table-cell office:value-type="float" office:value="279229832700660" calcext:value-type="float">
            <text:p>2,79E+14</text:p>
          </table:table-cell>
        </table:table-row>
        <table:table-row table:style-name="ro1">
          <table:table-cell table:style-name="ce2" table:formula="of:=SUM([.B163:.E163])"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94468" calcext:value-type="float">
            <text:p>3694468</text:p>
          </table:table-cell>
          <table:table-cell office:value-type="float" office:value="59686093378260" calcext:value-type="float">
            <text:p>5,97E+13</text:p>
          </table:table-cell>
        </table:table-row>
        <table:table-row table:style-name="ro1">
          <table:table-cell table:style-name="ce2" table:formula="of:=SUM([.B164:.E164])"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911882" calcext:value-type="float">
            <text:p>7911882</text:p>
          </table:table-cell>
          <table:table-cell office:value-type="float" office:value="117402749876280" calcext:value-type="float">
            <text:p>1,17E+14</text:p>
          </table:table-cell>
        </table:table-row>
        <table:table-row table:style-name="ro1">
          <table:table-cell table:style-name="ce2" table:formula="of:=SUM([.B165:.E165]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127378" calcext:value-type="float">
            <text:p>8127378</text:p>
          </table:table-cell>
          <table:table-cell office:value-type="float" office:value="260877202221930" calcext:value-type="float">
            <text:p>2,61E+14</text:p>
          </table:table-cell>
        </table:table-row>
        <table:table-row table:style-name="ro1">
          <table:table-cell table:style-name="ce2" table:formula="of:=SUM([.B166:.E166]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694182" calcext:value-type="float">
            <text:p>12694182</text:p>
          </table:table-cell>
          <table:table-cell office:value-type="float" office:value="386635571935890" calcext:value-type="float">
            <text:p>3,87E+14</text:p>
          </table:table-cell>
        </table:table-row>
        <table:table-row table:style-name="ro1">
          <table:table-cell table:style-name="ce2" table:formula="of:=SUM([.B167:.E167]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426072" calcext:value-type="float">
            <text:p>7426072</text:p>
          </table:table-cell>
          <table:table-cell office:value-type="float" office:value="234857607884070" calcext:value-type="float">
            <text:p>2,35E+14</text:p>
          </table:table-cell>
        </table:table-row>
        <table:table-row table:style-name="ro1">
          <table:table-cell table:style-name="ce2" table:formula="of:=SUM([.B168:.E168]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694998" calcext:value-type="float">
            <text:p>9694998</text:p>
          </table:table-cell>
          <table:table-cell office:value-type="float" office:value="641840662223840" calcext:value-type="float">
            <text:p>6,42E+14</text:p>
          </table:table-cell>
        </table:table-row>
        <table:table-row table:style-name="ro1">
          <table:table-cell table:style-name="ce2" table:formula="of:=SUM([.B169:.E169]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691142" calcext:value-type="float">
            <text:p>8691142</text:p>
          </table:table-cell>
          <table:table-cell office:value-type="float" office:value="563996079088220" calcext:value-type="float">
            <text:p>5,64E+14</text:p>
          </table:table-cell>
        </table:table-row>
        <table:table-row table:style-name="ro1">
          <table:table-cell table:style-name="ce2" table:formula="of:=SUM([.B170:.E170]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545322" calcext:value-type="float">
            <text:p>4545322</text:p>
          </table:table-cell>
          <table:table-cell office:value-type="float" office:value="648177927590415" calcext:value-type="float">
            <text:p>6,48E+14</text:p>
          </table:table-cell>
        </table:table-row>
        <table:table-row table:style-name="ro1">
          <table:table-cell table:style-name="ce2" table:formula="of:=SUM([.B171:.E171])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104116" calcext:value-type="float">
            <text:p>12104116</text:p>
          </table:table-cell>
          <table:table-cell office:value-type="float" office:value="718661366055700" calcext:value-type="float">
            <text:p>7,19E+14</text:p>
          </table:table-cell>
        </table:table-row>
        <table:table-row table:style-name="ro1">
          <table:table-cell table:style-name="ce2" table:formula="of:=SUM([.B172:.E172]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90584" calcext:value-type="float">
            <text:p>8090584</text:p>
          </table:table-cell>
          <table:table-cell office:value-type="float" office:value="939219291968445" calcext:value-type="float">
            <text:p>9,39E+14</text:p>
          </table:table-cell>
        </table:table-row>
        <table:table-row table:style-name="ro1">
          <table:table-cell table:style-name="ce2" table:formula="of:=SUM([.B173:.E173])" office:value-type="float" office:value="24" calcext:value-type="float">
            <text:p>2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150544656" calcext:value-type="float">
            <text:p>1,51E+08</text:p>
          </table:table-cell>
        </table:table-row>
        <table:table-row table:style-name="ro1">
          <table:table-cell table:style-name="ce2" table:formula="of:=SUM([.B174:.E174])"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328" calcext:value-type="float">
            <text:p>5328</text:p>
          </table:table-cell>
          <table:table-cell office:value-type="float" office:value="1322027568" calcext:value-type="float">
            <text:p>1,32E+09</text:p>
          </table:table-cell>
        </table:table-row>
        <table:table-row table:style-name="ro1">
          <table:table-cell table:style-name="ce2" table:formula="of:=SUM([.B175:.E175])"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28" calcext:value-type="float">
            <text:p>20028</text:p>
          </table:table-cell>
          <table:table-cell office:value-type="float" office:value="4820678388" calcext:value-type="float">
            <text:p>4,82E+09</text:p>
          </table:table-cell>
        </table:table-row>
        <table:table-row table:style-name="ro1">
          <table:table-cell table:style-name="ce2" table:formula="of:=SUM([.B176:.E176])"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1408" calcext:value-type="float">
            <text:p>41408</text:p>
          </table:table-cell>
          <table:table-cell office:value-type="float" office:value="9803402136" calcext:value-type="float">
            <text:p>9,80E+09</text:p>
          </table:table-cell>
        </table:table-row>
        <table:table-row table:style-name="ro1">
          <table:table-cell table:style-name="ce2" table:formula="of:=SUM([.B177:.E177])"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2262" calcext:value-type="float">
            <text:p>52262</text:p>
          </table:table-cell>
          <table:table-cell office:value-type="float" office:value="12308413320" calcext:value-type="float">
            <text:p>1,23E+10</text:p>
          </table:table-cell>
        </table:table-row>
        <table:table-row table:style-name="ro1">
          <table:table-cell table:style-name="ce2" table:formula="of:=SUM([.B178:.E178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20" calcext:value-type="float">
            <text:p>12020</text:p>
          </table:table-cell>
          <table:table-cell office:value-type="float" office:value="7086452400" calcext:value-type="float">
            <text:p>7,09E+09</text:p>
          </table:table-cell>
        </table:table-row>
        <table:table-row table:style-name="ro1">
          <table:table-cell table:style-name="ce2" table:formula="of:=SUM([.B179:.E179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5454" calcext:value-type="float">
            <text:p>65454</text:p>
          </table:table-cell>
          <table:table-cell office:value-type="float" office:value="34644113640" calcext:value-type="float">
            <text:p>3,46E+10</text:p>
          </table:table-cell>
        </table:table-row>
        <table:table-row table:style-name="ro1">
          <table:table-cell table:style-name="ce2" table:formula="of:=SUM([.B180:.E180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2648" calcext:value-type="float">
            <text:p>172648</text:p>
          </table:table-cell>
          <table:table-cell office:value-type="float" office:value="86817906000" calcext:value-type="float">
            <text:p>8,68E+10</text:p>
          </table:table-cell>
        </table:table-row>
        <table:table-row table:style-name="ro1">
          <table:table-cell table:style-name="ce2" table:formula="of:=SUM([.B181:.E181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0100" calcext:value-type="float">
            <text:p>270100</text:p>
          </table:table-cell>
          <table:table-cell office:value-type="float" office:value="132753408300" calcext:value-type="float">
            <text:p>1,33E+11</text:p>
          </table:table-cell>
        </table:table-row>
        <table:table-row table:style-name="ro1">
          <table:table-cell table:style-name="ce2" table:formula="of:=SUM([.B182:.E182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5626" calcext:value-type="float">
            <text:p>265626</text:p>
          </table:table-cell>
          <table:table-cell office:value-type="float" office:value="130461904800" calcext:value-type="float">
            <text:p>1,30E+11</text:p>
          </table:table-cell>
        </table:table-row>
        <table:table-row table:style-name="ro1">
          <table:table-cell table:style-name="ce2" table:formula="of:=SUM([.B183:.E183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580" calcext:value-type="float">
            <text:p>163580</text:p>
          </table:table-cell>
          <table:table-cell office:value-type="float" office:value="82039549140" calcext:value-type="float">
            <text:p>8,20E+10</text:p>
          </table:table-cell>
        </table:table-row>
        <table:table-row table:style-name="ro1">
          <table:table-cell table:style-name="ce2" table:formula="of:=SUM([.B184:.E184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8926" calcext:value-type="float">
            <text:p>58926</text:p>
          </table:table-cell>
          <table:table-cell office:value-type="float" office:value="30972272940" calcext:value-type="float">
            <text:p>3,10E+10</text:p>
          </table:table-cell>
        </table:table-row>
        <table:table-row table:style-name="ro1">
          <table:table-cell table:style-name="ce2" table:formula="of:=SUM([.B185:.E185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990" calcext:value-type="float">
            <text:p>9990</text:p>
          </table:table-cell>
          <table:table-cell office:value-type="float" office:value="5793813360" calcext:value-type="float">
            <text:p>5,79E+09</text:p>
          </table:table-cell>
        </table:table-row>
        <table:table-row table:style-name="ro1">
          <table:table-cell table:style-name="ce2" table:formula="of:=SUM([.B186:.E186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180" calcext:value-type="float">
            <text:p>100180</text:p>
          </table:table-cell>
          <table:table-cell office:value-type="float" office:value="137134290870" calcext:value-type="float">
            <text:p>1,37E+11</text:p>
          </table:table-cell>
        </table:table-row>
        <table:table-row table:style-name="ro1">
          <table:table-cell table:style-name="ce2" table:formula="of:=SUM([.B187:.E187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4652" calcext:value-type="float">
            <text:p>394652</text:p>
          </table:table-cell>
          <table:table-cell office:value-type="float" office:value="472789897110" calcext:value-type="float">
            <text:p>4,73E+11</text:p>
          </table:table-cell>
        </table:table-row>
        <table:table-row table:style-name="ro1">
          <table:table-cell table:style-name="ce2" table:formula="of:=SUM([.B188:.E188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9567" calcext:value-type="float">
            <text:p>779567</text:p>
          </table:table-cell>
          <table:table-cell office:value-type="float" office:value="888735253950" calcext:value-type="float">
            <text:p>8,89E+11</text:p>
          </table:table-cell>
        </table:table-row>
        <table:table-row table:style-name="ro1">
          <table:table-cell table:style-name="ce2" table:formula="of:=SUM([.B189:.E189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34368" calcext:value-type="float">
            <text:p>934368</text:p>
          </table:table-cell>
          <table:table-cell office:value-type="float" office:value="1061830992510" calcext:value-type="float">
            <text:p>1,06E+12</text:p>
          </table:table-cell>
        </table:table-row>
        <table:table-row table:style-name="ro1">
          <table:table-cell table:style-name="ce2" table:formula="of:=SUM([.B190:.E190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3797" calcext:value-type="float">
            <text:p>703797</text:p>
          </table:table-cell>
          <table:table-cell office:value-type="float" office:value="825290973090" calcext:value-type="float">
            <text:p>8,25E+11</text:p>
          </table:table-cell>
        </table:table-row>
        <table:table-row table:style-name="ro1">
          <table:table-cell table:style-name="ce2" table:formula="of:=SUM([.B191:.E191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9774" calcext:value-type="float">
            <text:p>319774</text:p>
          </table:table-cell>
          <table:table-cell office:value-type="float" office:value="400624338870" calcext:value-type="float">
            <text:p>4,01E+11</text:p>
          </table:table-cell>
        </table:table-row>
        <table:table-row table:style-name="ro1">
          <table:table-cell table:style-name="ce2" table:formula="of:=SUM([.B192:.E192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3506" calcext:value-type="float">
            <text:p>73506</text:p>
          </table:table-cell>
          <table:table-cell office:value-type="float" office:value="103656566880" calcext:value-type="float">
            <text:p>1,04E+11</text:p>
          </table:table-cell>
        </table:table-row>
        <table:table-row table:style-name="ro1">
          <table:table-cell table:style-name="ce2" table:formula="of:=SUM([.B193:.E193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6288" calcext:value-type="float">
            <text:p>446288</text:p>
          </table:table-cell>
          <table:table-cell office:value-type="float" office:value="1455049730040" calcext:value-type="float">
            <text:p>1,46E+12</text:p>
          </table:table-cell>
        </table:table-row>
        <table:table-row table:style-name="ro1">
          <table:table-cell table:style-name="ce2" table:formula="of:=SUM([.B194:.E194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30942" calcext:value-type="float">
            <text:p>1430942</text:p>
          </table:table-cell>
          <table:table-cell office:value-type="float" office:value="4076229460140" calcext:value-type="float">
            <text:p>4,08E+12</text:p>
          </table:table-cell>
        </table:table-row>
        <table:table-row table:style-name="ro1">
          <table:table-cell table:style-name="ce2" table:formula="of:=SUM([.B195:.E195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21398" calcext:value-type="float">
            <text:p>2221398</text:p>
          </table:table-cell>
          <table:table-cell office:value-type="float" office:value="6090261103104" calcext:value-type="float">
            <text:p>6,09E+12</text:p>
          </table:table-cell>
        </table:table-row>
        <table:table-row table:style-name="ro1">
          <table:table-cell table:style-name="ce2" table:formula="of:=SUM([.B196:.E196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49812" calcext:value-type="float">
            <text:p>2049812</text:p>
          </table:table-cell>
          <table:table-cell office:value-type="float" office:value="5743706242524" calcext:value-type="float">
            <text:p>5,74E+12</text:p>
          </table:table-cell>
        </table:table-row>
        <table:table-row table:style-name="ro1">
          <table:table-cell table:style-name="ce2" table:formula="of:=SUM([.B197:.E197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32486" calcext:value-type="float">
            <text:p>1132486</text:p>
          </table:table-cell>
          <table:table-cell office:value-type="float" office:value="3393825359220" calcext:value-type="float">
            <text:p>3,39E+12</text:p>
          </table:table-cell>
        </table:table-row>
        <table:table-row table:style-name="ro1">
          <table:table-cell table:style-name="ce2" table:formula="of:=SUM([.B198:.E198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0844" calcext:value-type="float">
            <text:p>320844</text:p>
          </table:table-cell>
          <table:table-cell office:value-type="float" office:value="1077653892540" calcext:value-type="float">
            <text:p>1,08E+12</text:p>
          </table:table-cell>
        </table:table-row>
        <table:table-row table:style-name="ro1">
          <table:table-cell table:style-name="ce2" table:formula="of:=SUM([.B199:.E199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76784" calcext:value-type="float">
            <text:p>1176784</text:p>
          </table:table-cell>
          <table:table-cell office:value-type="float" office:value="9385789735315" calcext:value-type="float">
            <text:p>9,39E+12</text:p>
          </table:table-cell>
        </table:table-row>
        <table:table-row table:style-name="ro1">
          <table:table-cell table:style-name="ce2" table:formula="of:=SUM([.B200:.E200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236230" calcext:value-type="float">
            <text:p>3236230</text:p>
          </table:table-cell>
          <table:table-cell office:value-type="float" office:value="22734050557110" calcext:value-type="float">
            <text:p>2,27E+13</text:p>
          </table:table-cell>
        </table:table-row>
        <table:table-row table:style-name="ro1">
          <table:table-cell table:style-name="ce2" table:formula="of:=SUM([.B201:.E201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16729" calcext:value-type="float">
            <text:p>4016729</text:p>
          </table:table-cell>
          <table:table-cell office:value-type="float" office:value="27533304995619" calcext:value-type="float">
            <text:p>2,75E+13</text:p>
          </table:table-cell>
        </table:table-row>
        <table:table-row table:style-name="ro1">
          <table:table-cell table:style-name="ce2" table:formula="of:=SUM([.B202:.E202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27022" calcext:value-type="float">
            <text:p>2727022</text:p>
          </table:table-cell>
          <table:table-cell office:value-type="float" office:value="19566059457732" calcext:value-type="float">
            <text:p>1,96E+13</text:p>
          </table:table-cell>
        </table:table-row>
        <table:table-row table:style-name="ro1">
          <table:table-cell table:style-name="ce2" table:formula="of:=SUM([.B203:.E203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5643" calcext:value-type="float">
            <text:p>905643</text:p>
          </table:table-cell>
          <table:table-cell office:value-type="float" office:value="7163588031079" calcext:value-type="float">
            <text:p>7,16E+12</text:p>
          </table:table-cell>
        </table:table-row>
        <table:table-row table:style-name="ro1">
          <table:table-cell table:style-name="ce2" table:formula="of:=SUM([.B204:.E204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86516" calcext:value-type="float">
            <text:p>1886516</text:p>
          </table:table-cell>
          <table:table-cell office:value-type="float" office:value="37930914294180" calcext:value-type="float">
            <text:p>3,79E+13</text:p>
          </table:table-cell>
        </table:table-row>
        <table:table-row table:style-name="ro1">
          <table:table-cell table:style-name="ce2" table:formula="of:=SUM([.B205:.E205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84312" calcext:value-type="float">
            <text:p>4384312</text:p>
          </table:table-cell>
          <table:table-cell office:value-type="float" office:value="78674340736080" calcext:value-type="float">
            <text:p>7,87E+13</text:p>
          </table:table-cell>
        </table:table-row>
        <table:table-row table:style-name="ro1">
          <table:table-cell table:style-name="ce2" table:formula="of:=SUM([.B206:.E206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99696" calcext:value-type="float">
            <text:p>4099696</text:p>
          </table:table-cell>
          <table:table-cell office:value-type="float" office:value="72818808048960" calcext:value-type="float">
            <text:p>7,28E+13</text:p>
          </table:table-cell>
        </table:table-row>
        <table:table-row table:style-name="ro1">
          <table:table-cell table:style-name="ce2" table:formula="of:=SUM([.B207:.E207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29460" calcext:value-type="float">
            <text:p>1629460</text:p>
          </table:table-cell>
          <table:table-cell office:value-type="float" office:value="30901118445540" calcext:value-type="float">
            <text:p>3,09E+13</text:p>
          </table:table-cell>
        </table:table-row>
        <table:table-row table:style-name="ro1">
          <table:table-cell table:style-name="ce2" table:formula="of:=SUM([.B208:.E208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97894" calcext:value-type="float">
            <text:p>1797894</text:p>
          </table:table-cell>
          <table:table-cell office:value-type="float" office:value="94076533255824" calcext:value-type="float">
            <text:p>9,41E+13</text:p>
          </table:table-cell>
        </table:table-row>
        <table:table-row table:style-name="ro1">
          <table:table-cell table:style-name="ce2" table:formula="of:=SUM([.B209:.E209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95280" calcext:value-type="float">
            <text:p>3195280</text:p>
          </table:table-cell>
          <table:table-cell office:value-type="float" office:value="152123929675470" calcext:value-type="float">
            <text:p>1,52E+14</text:p>
          </table:table-cell>
        </table:table-row>
        <table:table-row table:style-name="ro1">
          <table:table-cell table:style-name="ce2" table:formula="of:=SUM([.B210:.E210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30199" calcext:value-type="float">
            <text:p>1730199</text:p>
          </table:table-cell>
          <table:table-cell office:value-type="float" office:value="83058652206000" calcext:value-type="float">
            <text:p>8,31E+13</text:p>
          </table:table-cell>
        </table:table-row>
        <table:table-row table:style-name="ro1">
          <table:table-cell table:style-name="ce2" table:formula="of:=SUM([.B211:.E211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33754" calcext:value-type="float">
            <text:p>933754</text:p>
          </table:table-cell>
          <table:table-cell office:value-type="float" office:value="131102278900128" calcext:value-type="float">
            <text:p>1,31E+14</text:p>
          </table:table-cell>
        </table:table-row>
        <table:table-row table:style-name="ro1">
          <table:table-cell table:style-name="ce2" table:formula="of:=SUM([.B212:.E212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50826" calcext:value-type="float">
            <text:p>950826</text:p>
          </table:table-cell>
          <table:table-cell office:value-type="float" office:value="124669971492120" calcext:value-type="float">
            <text:p>1,25E+14</text:p>
          </table:table-cell>
        </table:table-row>
        <table:table-row table:style-name="ro1">
          <table:table-cell table:style-name="ce2" table:formula="of:=SUM([.B213:.E213])"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3686" calcext:value-type="float">
            <text:p>113686</text:p>
          </table:table-cell>
          <table:table-cell office:value-type="float" office:value="140180958000" calcext:value-type="float">
            <text:p>1,40E+11</text:p>
          </table:table-cell>
        </table:table-row>
        <table:table-row table:style-name="ro1">
          <table:table-cell table:style-name="ce2" table:formula="of:=SUM([.B214:.E214])" office:value-type="float" office:value="24" calcext:value-type="float">
            <text:p>2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54846" calcext:value-type="float">
            <text:p>454846</text:p>
          </table:table-cell>
          <table:table-cell office:value-type="float" office:value="493430732550" calcext:value-type="float">
            <text:p>4,93E+11</text:p>
          </table:table-cell>
        </table:table-row>
        <table:table-row table:style-name="ro1">
          <table:table-cell table:style-name="ce2" table:formula="of:=SUM([.B215:.E215])"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1026" calcext:value-type="float">
            <text:p>941026</text:p>
          </table:table-cell>
          <table:table-cell office:value-type="float" office:value="960984004500" calcext:value-type="float">
            <text:p>9,61E+11</text:p>
          </table:table-cell>
        </table:table-row>
        <table:table-row table:style-name="ro1">
          <table:table-cell table:style-name="ce2" table:formula="of:=SUM([.B216:.E216])"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85480" calcext:value-type="float">
            <text:p>1185480</text:p>
          </table:table-cell>
          <table:table-cell office:value-type="float" office:value="1188065511810" calcext:value-type="float">
            <text:p>1,19E+12</text:p>
          </table:table-cell>
        </table:table-row>
        <table:table-row table:style-name="ro1">
          <table:table-cell table:style-name="ce2" table:formula="of:=SUM([.B217:.E217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3354" calcext:value-type="float">
            <text:p>713354</text:p>
          </table:table-cell>
          <table:table-cell office:value-type="float" office:value="1867098342048" calcext:value-type="float">
            <text:p>1,87E+12</text:p>
          </table:table-cell>
        </table:table-row>
        <table:table-row table:style-name="ro1">
          <table:table-cell table:style-name="ce2" table:formula="of:=SUM([.B218:.E218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19720" calcext:value-type="float">
            <text:p>2119720</text:p>
          </table:table-cell>
          <table:table-cell office:value-type="float" office:value="4859733846540" calcext:value-type="float">
            <text:p>4,86E+12</text:p>
          </table:table-cell>
        </table:table-row>
        <table:table-row table:style-name="ro1">
          <table:table-cell table:style-name="ce2" table:formula="of:=SUM([.B219:.E219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38780" calcext:value-type="float">
            <text:p>3338780</text:p>
          </table:table-cell>
          <table:table-cell office:value-type="float" office:value="7352166898380" calcext:value-type="float">
            <text:p>7,35E+12</text:p>
          </table:table-cell>
        </table:table-row>
        <table:table-row table:style-name="ro1">
          <table:table-cell table:style-name="ce2" table:formula="of:=SUM([.B220:.E220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09346" calcext:value-type="float">
            <text:p>3209346</text:p>
          </table:table-cell>
          <table:table-cell office:value-type="float" office:value="7185970261260" calcext:value-type="float">
            <text:p>7,19E+12</text:p>
          </table:table-cell>
        </table:table-row>
        <table:table-row table:style-name="ro1">
          <table:table-cell table:style-name="ce2" table:formula="of:=SUM([.B221:.E221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79886" calcext:value-type="float">
            <text:p>1879886</text:p>
          </table:table-cell>
          <table:table-cell office:value-type="float" office:value="4512613502928" calcext:value-type="float">
            <text:p>4,51E+12</text:p>
          </table:table-cell>
        </table:table-row>
        <table:table-row table:style-name="ro1">
          <table:table-cell table:style-name="ce2" table:formula="of:=SUM([.B222:.E222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3700" calcext:value-type="float">
            <text:p>583700</text:p>
          </table:table-cell>
          <table:table-cell office:value-type="float" office:value="1610343346068" calcext:value-type="float">
            <text:p>1,61E+12</text:p>
          </table:table-cell>
        </table:table-row>
        <table:table-row table:style-name="ro1">
          <table:table-cell table:style-name="ce2" table:formula="of:=SUM([.B223:.E223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59907" calcext:value-type="float">
            <text:p>2759907</text:p>
          </table:table-cell>
          <table:table-cell office:value-type="float" office:value="15876630839800" calcext:value-type="float">
            <text:p>1,59E+13</text:p>
          </table:table-cell>
        </table:table-row>
        <table:table-row table:style-name="ro1">
          <table:table-cell table:style-name="ce2" table:formula="of:=SUM([.B224:.E224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448832" calcext:value-type="float">
            <text:p>6448832</text:p>
          </table:table-cell>
          <table:table-cell office:value-type="float" office:value="32875520316000" calcext:value-type="float">
            <text:p>3,29E+13</text:p>
          </table:table-cell>
        </table:table-row>
        <table:table-row table:style-name="ro1">
          <table:table-cell table:style-name="ce2" table:formula="of:=SUM([.B225:.E225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1711" calcext:value-type="float">
            <text:p>7771711</text:p>
          </table:table-cell>
          <table:table-cell office:value-type="float" office:value="39266432592712" calcext:value-type="float">
            <text:p>3,93E+13</text:p>
          </table:table-cell>
        </table:table-row>
        <table:table-row table:style-name="ro1">
          <table:table-cell table:style-name="ce2" table:formula="of:=SUM([.B226:.E226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53408" calcext:value-type="float">
            <text:p>5453408</text:p>
          </table:table-cell>
          <table:table-cell office:value-type="float" office:value="29307582021006" calcext:value-type="float">
            <text:p>2,93E+13</text:p>
          </table:table-cell>
        </table:table-row>
        <table:table-row table:style-name="ro1">
          <table:table-cell table:style-name="ce2" table:formula="of:=SUM([.B227:.E227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92678" calcext:value-type="float">
            <text:p>1992678</text:p>
          </table:table-cell>
          <table:table-cell office:value-type="float" office:value="12190183548608" calcext:value-type="float">
            <text:p>1,22E+13</text:p>
          </table:table-cell>
        </table:table-row>
        <table:table-row table:style-name="ro1">
          <table:table-cell table:style-name="ce2" table:formula="of:=SUM([.B228:.E228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647510" calcext:value-type="float">
            <text:p>6647510</text:p>
          </table:table-cell>
          <table:table-cell office:value-type="float" office:value="87228889892520" calcext:value-type="float">
            <text:p>8,72E+13</text:p>
          </table:table-cell>
        </table:table-row>
        <table:table-row table:style-name="ro1">
          <table:table-cell table:style-name="ce2" table:formula="of:=SUM([.B229:.E229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482440" calcext:value-type="float">
            <text:p>12482440</text:p>
          </table:table-cell>
          <table:table-cell office:value-type="float" office:value="147829820244780" calcext:value-type="float">
            <text:p>1,48E+14</text:p>
          </table:table-cell>
        </table:table-row>
        <table:table-row table:style-name="ro1">
          <table:table-cell table:style-name="ce2" table:formula="of:=SUM([.B230:.E230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036518" calcext:value-type="float">
            <text:p>11036518</text:p>
          </table:table-cell>
          <table:table-cell office:value-type="float" office:value="133812744299700" calcext:value-type="float">
            <text:p>1,34E+14</text:p>
          </table:table-cell>
        </table:table-row>
        <table:table-row table:style-name="ro1">
          <table:table-cell table:style-name="ce2" table:formula="of:=SUM([.B231:.E231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45162" calcext:value-type="float">
            <text:p>4645162</text:p>
          </table:table-cell>
          <table:table-cell office:value-type="float" office:value="62512661700240" calcext:value-type="float">
            <text:p>6,25E+13</text:p>
          </table:table-cell>
        </table:table-row>
        <table:table-row table:style-name="ro1">
          <table:table-cell table:style-name="ce2" table:formula="of:=SUM([.B232:.E232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490846" calcext:value-type="float">
            <text:p>9490846</text:p>
          </table:table-cell>
          <table:table-cell office:value-type="float" office:value="295416505182366" calcext:value-type="float">
            <text:p>2,95E+14</text:p>
          </table:table-cell>
        </table:table-row>
        <table:table-row table:style-name="ro1">
          <table:table-cell table:style-name="ce2" table:formula="of:=SUM([.B233:.E233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455380" calcext:value-type="float">
            <text:p>13455380</text:p>
          </table:table-cell>
          <table:table-cell office:value-type="float" office:value="387376763258304" calcext:value-type="float">
            <text:p>3,87E+14</text:p>
          </table:table-cell>
        </table:table-row>
        <table:table-row table:style-name="ro1">
          <table:table-cell table:style-name="ce2" table:formula="of:=SUM([.B234:.E234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954646" calcext:value-type="float">
            <text:p>6954646</text:p>
          </table:table-cell>
          <table:table-cell office:value-type="float" office:value="211279789340850" calcext:value-type="float">
            <text:p>2,11E+14</text:p>
          </table:table-cell>
        </table:table-row>
        <table:table-row table:style-name="ro1">
          <table:table-cell table:style-name="ce2" table:formula="of:=SUM([.B235:.E235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209864" calcext:value-type="float">
            <text:p>7209864</text:p>
          </table:table-cell>
          <table:table-cell office:value-type="float" office:value="553642530375672" calcext:value-type="float">
            <text:p>5,54E+14</text:p>
          </table:table-cell>
        </table:table-row>
        <table:table-row table:style-name="ro1">
          <table:table-cell table:style-name="ce2" table:formula="of:=SUM([.B236:.E236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888216" calcext:value-type="float">
            <text:p>5888216</text:p>
          </table:table-cell>
          <table:table-cell office:value-type="float" office:value="433337648638680" calcext:value-type="float">
            <text:p>4,33E+14</text:p>
          </table:table-cell>
        </table:table-row>
        <table:table-row table:style-name="ro1">
          <table:table-cell table:style-name="ce2" table:formula="of:=SUM([.B237:.E237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05351" calcext:value-type="float">
            <text:p>2205351</text:p>
          </table:table-cell>
          <table:table-cell office:value-type="float" office:value="432780184003896" calcext:value-type="float">
            <text:p>4,33E+14</text:p>
          </table:table-cell>
        </table:table-row>
        <table:table-row table:style-name="ro1">
          <table:table-cell table:style-name="ce2" table:formula="of:=SUM([.B238:.E238])"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52531" calcext:value-type="float">
            <text:p>2852531</text:p>
          </table:table-cell>
          <table:table-cell office:value-type="float" office:value="15468739540649" calcext:value-type="float">
            <text:p>1,55E+13</text:p>
          </table:table-cell>
        </table:table-row>
        <table:table-row table:style-name="ro1">
          <table:table-cell table:style-name="ce2" table:formula="of:=SUM([.B239:.E239])"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41054" calcext:value-type="float">
            <text:p>7041054</text:p>
          </table:table-cell>
          <table:table-cell office:value-type="float" office:value="33759301245928" calcext:value-type="float">
            <text:p>3,38E+13</text:p>
          </table:table-cell>
        </table:table-row>
        <table:table-row table:style-name="ro1">
          <table:table-cell table:style-name="ce2" table:formula="of:=SUM([.B240:.E240])" office:value-type="float" office:value="24" calcext:value-type="float">
            <text:p>2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184984" calcext:value-type="float">
            <text:p>9184984</text:p>
          </table:table-cell>
          <table:table-cell office:value-type="float" office:value="42503103134076" calcext:value-type="float">
            <text:p>4,25E+13</text:p>
          </table:table-cell>
        </table:table-row>
        <table:table-row table:style-name="ro1">
          <table:table-cell table:style-name="ce2" table:formula="of:=SUM([.B241:.E241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140816" calcext:value-type="float">
            <text:p>9140816</text:p>
          </table:table-cell>
          <table:table-cell office:value-type="float" office:value="101192725713360" calcext:value-type="float">
            <text:p>1,01E+14</text:p>
          </table:table-cell>
        </table:table-row>
        <table:table-row table:style-name="ro1">
          <table:table-cell table:style-name="ce2" table:formula="of:=SUM([.B242:.E242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427832" calcext:value-type="float">
            <text:p>17427832</text:p>
          </table:table-cell>
          <table:table-cell office:value-type="float" office:value="176046428005740" calcext:value-type="float">
            <text:p>1,76E+14</text:p>
          </table:table-cell>
        </table:table-row>
        <table:table-row table:style-name="ro1">
          <table:table-cell table:style-name="ce2" table:formula="of:=SUM([.B243:.E243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556752" calcext:value-type="float">
            <text:p>16556752</text:p>
          </table:table-cell>
          <table:table-cell office:value-type="float" office:value="169541466930120" calcext:value-type="float">
            <text:p>1,70E+14</text:p>
          </table:table-cell>
        </table:table-row>
        <table:table-row table:style-name="ro1">
          <table:table-cell table:style-name="ce2" table:formula="of:=SUM([.B244:.E244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818476" calcext:value-type="float">
            <text:p>7818476</text:p>
          </table:table-cell>
          <table:table-cell office:value-type="float" office:value="88828226335680" calcext:value-type="float">
            <text:p>8,88E+13</text:p>
          </table:table-cell>
        </table:table-row>
        <table:table-row table:style-name="ro1">
          <table:table-cell table:style-name="ce2" table:formula="of:=SUM([.B245:.E245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498198" calcext:value-type="float">
            <text:p>18498198</text:p>
          </table:table-cell>
          <table:table-cell office:value-type="float" office:value="436192871637234" calcext:value-type="float">
            <text:p>4,36E+14</text:p>
          </table:table-cell>
        </table:table-row>
        <table:table-row table:style-name="ro1">
          <table:table-cell table:style-name="ce2" table:formula="of:=SUM([.B246:.E246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015646" calcext:value-type="float">
            <text:p>26015646</text:p>
          </table:table-cell>
          <table:table-cell office:value-type="float" office:value="581840840308188" calcext:value-type="float">
            <text:p>5,82E+14</text:p>
          </table:table-cell>
        </table:table-row>
        <table:table-row table:style-name="ro1">
          <table:table-cell table:style-name="ce2" table:formula="of:=SUM([.B247:.E247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661551" calcext:value-type="float">
            <text:p>14661551</text:p>
          </table:table-cell>
          <table:table-cell office:value-type="float" office:value="349849490993424" calcext:value-type="float">
            <text:p>3,50E+14</text:p>
          </table:table-cell>
        </table:table-row>
        <table:table-row table:style-name="ro1">
          <table:table-cell table:style-name="ce2" table:formula="of:=SUM([.B248:.E248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625204" calcext:value-type="float">
            <text:p>20625204</text:p>
          </table:table-cell>
          <table:table-cell office:value-type="float" office:value="1082115653698676" calcext:value-type="float">
            <text:p>1,08E+15</text:p>
          </table:table-cell>
        </table:table-row>
        <table:table-row table:style-name="ro1">
          <table:table-cell table:style-name="ce2" table:formula="of:=SUM([.B249:.E249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865838" calcext:value-type="float">
            <text:p>16865838</text:p>
          </table:table-cell>
          <table:table-cell office:value-type="float" office:value="877338377449244" calcext:value-type="float">
            <text:p>8,77E+14</text:p>
          </table:table-cell>
        </table:table-row>
        <table:table-row table:style-name="ro1">
          <table:table-cell table:style-name="ce2" table:formula="of:=SUM([.B250:.E250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128044" calcext:value-type="float">
            <text:p>9128044</text:p>
          </table:table-cell>
          <table:table-cell office:value-type="float" office:value="1117395182468532" calcext:value-type="float">
            <text:p>1,12E+15</text:p>
          </table:table-cell>
        </table:table-row>
        <table:table-row table:style-name="ro1">
          <table:table-cell table:style-name="ce2" table:formula="of:=SUM([.B251:.E251])"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078945" calcext:value-type="float">
            <text:p>20078945</text:p>
          </table:table-cell>
          <table:table-cell office:value-type="float" office:value="441373021726782" calcext:value-type="float">
            <text:p>4,41E+14</text:p>
          </table:table-cell>
        </table:table-row>
        <table:table-row table:style-name="ro1">
          <table:table-cell table:style-name="ce2" table:formula="of:=SUM([.B252:.E252])"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265498" calcext:value-type="float">
            <text:p>31265498</text:p>
          </table:table-cell>
          <table:table-cell office:value-type="float" office:value="650631132058626" calcext:value-type="float">
            <text:p>6,51E+14</text:p>
          </table:table-cell>
        </table:table-row>
        <table:table-row table:style-name="ro1">
          <table:table-cell table:style-name="ce2" table:formula="of:=SUM([.B253:.E253]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0529346" calcext:value-type="float">
            <text:p>30529346</text:p>
          </table:table-cell>
          <table:table-cell office:value-type="float" office:value="1353645278212296" calcext:value-type="float">
            <text:p>1,35E+15</text:p>
          </table:table-cell>
        </table:table-row>
        <table:table-row table:style-name="ro1">
          <table:table-cell table:style-name="ce2" table:formula="of:=SUM([.B254:.E254]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148594" calcext:value-type="float">
            <text:p>28148594</text:p>
          </table:table-cell>
          <table:table-cell office:value-type="float" office:value="1251831769556888" calcext:value-type="float">
            <text:p>1,25E+15</text:p>
          </table:table-cell>
        </table:table-row>
        <table:table-row table:style-name="ro1">
          <table:table-cell table:style-name="ce2" table:formula="of:=SUM([.B255:.E255]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376180" calcext:value-type="float">
            <text:p>19376180</text:p>
          </table:table-cell>
          <table:table-cell office:value-type="float" office:value="1823167162085043" calcext:value-type="float">
            <text:p>1,82E+15</text:p>
          </table:table-cell>
        </table:table-row>
        <table:table-row table:style-name="ro1">
          <table:table-cell table:style-name="ce2" table:formula="of:=SUM([.B256:.E256])"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397640" calcext:value-type="float">
            <text:p>24397640</text:p>
          </table:table-cell>
          <table:table-cell office:value-type="float" office:value="2120238322217016" calcext:value-type="float">
            <text:p>2,12E+15</text:p>
          </table:table-cell>
        </table:table-row>
        <table:table-row table:style-name="ro1" table:number-rows-repeated="10483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03T09:18:33.808000000</meta:creation-date>
    <dc:date>2024-09-04T21:58:52.384000000</dc:date>
    <meta:editing-duration>PT1H11M9S</meta:editing-duration>
    <meta:editing-cycles>18</meta:editing-cycles>
    <meta:generator>LibreOffice/7.3.7.2$Windows_X86_64 LibreOffice_project/e114eadc50a9ff8d8c8a0567d6da8f454beeb84f</meta:generator>
    <meta:document-statistic meta:table-count="1" meta:cell-count="1785" meta:object-count="0"/>
  </office:meta>
</office:document-meta>
</file>